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8.94pt"/>
    </style:style>
    <style:style style:name="co2" style:family="table-column">
      <style:table-column-properties fo:break-before="auto" style:column-width="55.05pt"/>
    </style:style>
    <style:style style:name="co3" style:family="table-column">
      <style:table-column-properties fo:break-before="auto" style:column-width="68.14pt"/>
    </style:style>
    <style:style style:name="co4" style:family="table-column">
      <style:table-column-properties fo:break-before="auto" style:column-width="95.1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st" table:style-name="ta1">
        <table:shapes>
          <draw:frame draw:z-index="0" draw:style-name="gr1" draw:text-style-name="P1" svg:width="453.51pt" svg:height="255.09pt" svg:x="423.1pt" svg:y="2.83pt">
            <loext:p draw:notify-on-update-of-ranges="test.E1:test.E261 test.F1:test.F26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9">
          <table:table-cell table:number-columns-repeated="6"/>
        </table:table-row>
        <table:table-row table:style-name="ro1">
          <table:table-cell table:number-columns-repeated="2" office:value-type="float" office:value="-1.50073" calcext:value-type="float">
            <text:p>-1.50073</text:p>
          </table:table-cell>
          <table:table-cell office:value-type="float" office:value="2.69192" calcext:value-type="float">
            <text:p>2.69192</text:p>
          </table:table-cell>
          <table:table-cell office:value-type="float" office:value="0.267984" calcext:value-type="float">
            <text:p>0.267984</text:p>
          </table:table-cell>
          <table:table-cell office:value-type="float" office:value="1548110715669016" calcext:value-type="float">
            <text:p>1548110715669016</text:p>
          </table:table-cell>
          <table:table-cell table:formula="of:=SQRT([.C10]*[.C10]+[.D10]*[.D10])" office:value-type="float" office:value="2.70522618474981" calcext:value-type="float">
            <text:p>2.7052261847</text:p>
          </table:table-cell>
        </table:table-row>
        <table:table-row table:style-name="ro1">
          <table:table-cell table:number-columns-repeated="2" office:value-type="float" office:value="-1.49019" calcext:value-type="float">
            <text:p>-1.49019</text:p>
          </table:table-cell>
          <table:table-cell office:value-type="float" office:value="2.13828" calcext:value-type="float">
            <text:p>2.13828</text:p>
          </table:table-cell>
          <table:table-cell office:value-type="float" office:value="0.104309" calcext:value-type="float">
            <text:p>0.104309</text:p>
          </table:table-cell>
          <table:table-cell office:value-type="float" office:value="1548110715686288" calcext:value-type="float">
            <text:p>1548110715686288</text:p>
          </table:table-cell>
          <table:table-cell table:formula="of:=SQRT([.C11]*[.C11]+[.D11]*[.D11])" office:value-type="float" office:value="2.14082267502028" calcext:value-type="float">
            <text:p>2.140822675</text:p>
          </table:table-cell>
        </table:table-row>
        <table:table-row table:style-name="ro1">
          <table:table-cell table:number-columns-repeated="2" office:value-type="float" office:value="-1.42836" calcext:value-type="float">
            <text:p>-1.42836</text:p>
          </table:table-cell>
          <table:table-cell office:value-type="float" office:value="2.66566" calcext:value-type="float">
            <text:p>2.66566</text:p>
          </table:table-cell>
          <table:table-cell office:value-type="float" office:value="0.237798" calcext:value-type="float">
            <text:p>0.237798</text:p>
          </table:table-cell>
          <table:table-cell office:value-type="float" office:value="1548110715702984" calcext:value-type="float">
            <text:p>1548110715702984</text:p>
          </table:table-cell>
          <table:table-cell table:formula="of:=SQRT([.C12]*[.C12]+[.D12]*[.D12])" office:value-type="float" office:value="2.67624571450456" calcext:value-type="float">
            <text:p>2.6762457145</text:p>
          </table:table-cell>
        </table:table-row>
        <table:table-row table:style-name="ro1">
          <table:table-cell table:number-columns-repeated="2" office:value-type="float" office:value="-1.37499" calcext:value-type="float">
            <text:p>-1.37499</text:p>
          </table:table-cell>
          <table:table-cell office:value-type="float" office:value="2.66731" calcext:value-type="float">
            <text:p>2.66731</text:p>
          </table:table-cell>
          <table:table-cell office:value-type="float" office:value="0.27038" calcext:value-type="float">
            <text:p>0.27038</text:p>
          </table:table-cell>
          <table:table-cell office:value-type="float" office:value="1548110715719732" calcext:value-type="float">
            <text:p>1548110715719732</text:p>
          </table:table-cell>
          <table:table-cell table:formula="of:=SQRT([.C13]*[.C13]+[.D13]*[.D13])" office:value-type="float" office:value="2.68097892205441" calcext:value-type="float">
            <text:p>2.6809789221</text:p>
          </table:table-cell>
        </table:table-row>
        <table:table-row table:style-name="ro1">
          <table:table-cell table:number-columns-repeated="2" office:value-type="float" office:value="-1.35181" calcext:value-type="float">
            <text:p>-1.35181</text:p>
          </table:table-cell>
          <table:table-cell office:value-type="float" office:value="2.54924" calcext:value-type="float">
            <text:p>2.54924</text:p>
          </table:table-cell>
          <table:table-cell office:value-type="float" office:value="0.366099" calcext:value-type="float">
            <text:p>0.366099</text:p>
          </table:table-cell>
          <table:table-cell office:value-type="float" office:value="1548110715736468" calcext:value-type="float">
            <text:p>1548110715736468</text:p>
          </table:table-cell>
          <table:table-cell table:formula="of:=SQRT([.C14]*[.C14]+[.D14]*[.D14])" office:value-type="float" office:value="2.57539376705796" calcext:value-type="float">
            <text:p>2.5753937671</text:p>
          </table:table-cell>
        </table:table-row>
        <table:table-row table:style-name="ro1">
          <table:table-cell table:number-columns-repeated="2" office:value-type="float" office:value="-1.27803" calcext:value-type="float">
            <text:p>-1.27803</text:p>
          </table:table-cell>
          <table:table-cell office:value-type="float" office:value="3.17985" calcext:value-type="float">
            <text:p>3.17985</text:p>
          </table:table-cell>
          <table:table-cell office:value-type="float" office:value="0.557192" calcext:value-type="float">
            <text:p>0.557192</text:p>
          </table:table-cell>
          <table:table-cell office:value-type="float" office:value="1548110715753274" calcext:value-type="float">
            <text:p>1548110715753274</text:p>
          </table:table-cell>
          <table:table-cell table:formula="of:=SQRT([.C15]*[.C15]+[.D15]*[.D15])" office:value-type="float" office:value="3.22829815032069" calcext:value-type="float">
            <text:p>3.2282981503</text:p>
          </table:table-cell>
        </table:table-row>
        <table:table-row table:style-name="ro1">
          <table:table-cell table:number-columns-repeated="2" office:value-type="float" office:value="-1.22188" calcext:value-type="float">
            <text:p>-1.22188</text:p>
          </table:table-cell>
          <table:table-cell office:value-type="float" office:value="2.98381" calcext:value-type="float">
            <text:p>2.98381</text:p>
          </table:table-cell>
          <table:table-cell office:value-type="float" office:value="0.623101" calcext:value-type="float">
            <text:p>0.623101</text:p>
          </table:table-cell>
          <table:table-cell office:value-type="float" office:value="1548110715770027" calcext:value-type="float">
            <text:p>1548110715770027</text:p>
          </table:table-cell>
          <table:table-cell table:formula="of:=SQRT([.C16]*[.C16]+[.D16]*[.D16])" office:value-type="float" office:value="3.04817600743477" calcext:value-type="float">
            <text:p>3.0481760074</text:p>
          </table:table-cell>
        </table:table-row>
        <table:table-row table:style-name="ro1">
          <table:table-cell table:number-columns-repeated="2" office:value-type="float" office:value="-1.20377" calcext:value-type="float">
            <text:p>-1.20377</text:p>
          </table:table-cell>
          <table:table-cell office:value-type="float" office:value="2.58772" calcext:value-type="float">
            <text:p>2.58772</text:p>
          </table:table-cell>
          <table:table-cell office:value-type="float" office:value="0.653001" calcext:value-type="float">
            <text:p>0.653001</text:p>
          </table:table-cell>
          <table:table-cell office:value-type="float" office:value="1548110715786801" calcext:value-type="float">
            <text:p>1548110715786801</text:p>
          </table:table-cell>
          <table:table-cell table:formula="of:=SQRT([.C17]*[.C17]+[.D17]*[.D17])" office:value-type="float" office:value="2.66883965505629" calcext:value-type="float">
            <text:p>2.6688396551</text:p>
          </table:table-cell>
        </table:table-row>
        <table:table-row table:style-name="ro1">
          <table:table-cell table:number-columns-repeated="2" office:value-type="float" office:value="-1.14034" calcext:value-type="float">
            <text:p>-1.14034</text:p>
          </table:table-cell>
          <table:table-cell office:value-type="float" office:value="2.91066" calcext:value-type="float">
            <text:p>2.91066</text:p>
          </table:table-cell>
          <table:table-cell office:value-type="float" office:value="0.646492" calcext:value-type="float">
            <text:p>0.646492</text:p>
          </table:table-cell>
          <table:table-cell office:value-type="float" office:value="1548110715803536" calcext:value-type="float">
            <text:p>1548110715803536</text:p>
          </table:table-cell>
          <table:table-cell table:formula="of:=SQRT([.C18]*[.C18]+[.D18]*[.D18])" office:value-type="float" office:value="2.98159245063171" calcext:value-type="float">
            <text:p>2.9815924506</text:p>
          </table:table-cell>
        </table:table-row>
        <table:table-row table:style-name="ro1">
          <table:table-cell table:number-columns-repeated="2" office:value-type="float" office:value="-1.09299" calcext:value-type="float">
            <text:p>-1.09299</text:p>
          </table:table-cell>
          <table:table-cell office:value-type="float" office:value="2.62471" calcext:value-type="float">
            <text:p>2.62471</text:p>
          </table:table-cell>
          <table:table-cell office:value-type="float" office:value="0.388684" calcext:value-type="float">
            <text:p>0.388684</text:p>
          </table:table-cell>
          <table:table-cell office:value-type="float" office:value="1548110715820345" calcext:value-type="float">
            <text:p>1548110715820345</text:p>
          </table:table-cell>
          <table:table-cell table:formula="of:=SQRT([.C19]*[.C19]+[.D19]*[.D19])" office:value-type="float" office:value="2.65333334429657" calcext:value-type="float">
            <text:p>2.6533333443</text:p>
          </table:table-cell>
        </table:table-row>
        <table:table-row table:style-name="ro1">
          <table:table-cell table:number-columns-repeated="2" office:value-type="float" office:value="-1.07836" calcext:value-type="float">
            <text:p>-1.07836</text:p>
          </table:table-cell>
          <table:table-cell office:value-type="float" office:value="2.2321" calcext:value-type="float">
            <text:p>2.2321</text:p>
          </table:table-cell>
          <table:table-cell office:value-type="float" office:value="0.297121" calcext:value-type="float">
            <text:p>0.297121</text:p>
          </table:table-cell>
          <table:table-cell office:value-type="float" office:value="1548110715837118" calcext:value-type="float">
            <text:p>1548110715837118</text:p>
          </table:table-cell>
          <table:table-cell table:formula="of:=SQRT([.C20]*[.C20]+[.D20]*[.D20])" office:value-type="float" office:value="2.25178846667288" calcext:value-type="float">
            <text:p>2.2517884667</text:p>
          </table:table-cell>
        </table:table-row>
        <table:table-row table:style-name="ro1">
          <table:table-cell table:number-columns-repeated="2" office:value-type="float" office:value="-1.02276" calcext:value-type="float">
            <text:p>-1.02276</text:p>
          </table:table-cell>
          <table:table-cell office:value-type="float" office:value="2.53545" calcext:value-type="float">
            <text:p>2.53545</text:p>
          </table:table-cell>
          <table:table-cell office:value-type="float" office:value="0.347837" calcext:value-type="float">
            <text:p>0.347837</text:p>
          </table:table-cell>
          <table:table-cell office:value-type="float" office:value="1548110715853883" calcext:value-type="float">
            <text:p>1548110715853883</text:p>
          </table:table-cell>
          <table:table-cell table:formula="of:=SQRT([.C21]*[.C21]+[.D21]*[.D21])" office:value-type="float" office:value="2.55919856225909" calcext:value-type="float">
            <text:p>2.5591985623</text:p>
          </table:table-cell>
        </table:table-row>
        <table:table-row table:style-name="ro1">
          <table:table-cell table:number-columns-repeated="2" office:value-type="float" office:value="-0.965165" calcext:value-type="float">
            <text:p>-0.965165</text:p>
          </table:table-cell>
          <table:table-cell office:value-type="float" office:value="2.71662" calcext:value-type="float">
            <text:p>2.71662</text:p>
          </table:table-cell>
          <table:table-cell office:value-type="float" office:value="0.593139" calcext:value-type="float">
            <text:p>0.593139</text:p>
          </table:table-cell>
          <table:table-cell office:value-type="float" office:value="1548110715870608" calcext:value-type="float">
            <text:p>1548110715870608</text:p>
          </table:table-cell>
          <table:table-cell table:formula="of:=SQRT([.C22]*[.C22]+[.D22]*[.D22])" office:value-type="float" office:value="2.78061829414269" calcext:value-type="float">
            <text:p>2.7806182941</text:p>
          </table:table-cell>
        </table:table-row>
        <table:table-row table:style-name="ro1">
          <table:table-cell table:number-columns-repeated="2" office:value-type="float" office:value="-0.952007" calcext:value-type="float">
            <text:p>-0.952007</text:p>
          </table:table-cell>
          <table:table-cell office:value-type="float" office:value="2.2432" calcext:value-type="float">
            <text:p>2.2432</text:p>
          </table:table-cell>
          <table:table-cell office:value-type="float" office:value="0.331146" calcext:value-type="float">
            <text:p>0.331146</text:p>
          </table:table-cell>
          <table:table-cell office:value-type="float" office:value="1548110715887409" calcext:value-type="float">
            <text:p>1548110715887409</text:p>
          </table:table-cell>
          <table:table-cell table:formula="of:=SQRT([.C23]*[.C23]+[.D23]*[.D23])" office:value-type="float" office:value="2.2675105100784" calcext:value-type="float">
            <text:p>2.2675105101</text:p>
          </table:table-cell>
        </table:table-row>
        <table:table-row table:style-name="ro1">
          <table:table-cell table:number-columns-repeated="2" office:value-type="float" office:value="-0.894412" calcext:value-type="float">
            <text:p>-0.894412</text:p>
          </table:table-cell>
          <table:table-cell office:value-type="float" office:value="2.59544" calcext:value-type="float">
            <text:p>2.59544</text:p>
          </table:table-cell>
          <table:table-cell office:value-type="float" office:value="0.393093" calcext:value-type="float">
            <text:p>0.393093</text:p>
          </table:table-cell>
          <table:table-cell office:value-type="float" office:value="1548110715904131" calcext:value-type="float">
            <text:p>1548110715904131</text:p>
          </table:table-cell>
          <table:table-cell table:formula="of:=SQRT([.C24]*[.C24]+[.D24]*[.D24])" office:value-type="float" office:value="2.62503921880207" calcext:value-type="float">
            <text:p>2.6250392188</text:p>
          </table:table-cell>
        </table:table-row>
        <table:table-row table:style-name="ro1">
          <table:table-cell table:number-columns-repeated="2" office:value-type="float" office:value="-0.844407" calcext:value-type="float">
            <text:p>-0.844407</text:p>
          </table:table-cell>
          <table:table-cell office:value-type="float" office:value="2.54534" calcext:value-type="float">
            <text:p>2.54534</text:p>
          </table:table-cell>
          <table:table-cell office:value-type="float" office:value="0.385431" calcext:value-type="float">
            <text:p>0.385431</text:p>
          </table:table-cell>
          <table:table-cell office:value-type="float" office:value="1548110715921083" calcext:value-type="float">
            <text:p>1548110715921083</text:p>
          </table:table-cell>
          <table:table-cell table:formula="of:=SQRT([.C25]*[.C25]+[.D25]*[.D25])" office:value-type="float" office:value="2.57435676846878" calcext:value-type="float">
            <text:p>2.5743567685</text:p>
          </table:table-cell>
        </table:table-row>
        <table:table-row table:style-name="ro1">
          <table:table-cell table:number-columns-repeated="2" office:value-type="float" office:value="-0.835485" calcext:value-type="float">
            <text:p>-0.835485</text:p>
          </table:table-cell>
          <table:table-cell office:value-type="float" office:value="1.98666" calcext:value-type="float">
            <text:p>1.98666</text:p>
          </table:table-cell>
          <table:table-cell office:value-type="float" office:value="0.321095" calcext:value-type="float">
            <text:p>0.321095</text:p>
          </table:table-cell>
          <table:table-cell office:value-type="float" office:value="1548110715937695" calcext:value-type="float">
            <text:p>1548110715937695</text:p>
          </table:table-cell>
          <table:table-cell table:formula="of:=SQRT([.C26]*[.C26]+[.D26]*[.D26])" office:value-type="float" office:value="2.01244129221824" calcext:value-type="float">
            <text:p>2.0124412922</text:p>
          </table:table-cell>
        </table:table-row>
        <table:table-row table:style-name="ro1">
          <table:table-cell table:number-columns-repeated="2" office:value-type="float" office:value="-0.781253" calcext:value-type="float">
            <text:p>-0.781253</text:p>
          </table:table-cell>
          <table:table-cell office:value-type="float" office:value="2.38782" calcext:value-type="float">
            <text:p>2.38782</text:p>
          </table:table-cell>
          <table:table-cell office:value-type="float" office:value="0.365503" calcext:value-type="float">
            <text:p>0.365503</text:p>
          </table:table-cell>
          <table:table-cell office:value-type="float" office:value="1548110715954432" calcext:value-type="float">
            <text:p>1548110715954432</text:p>
          </table:table-cell>
          <table:table-cell table:formula="of:=SQRT([.C27]*[.C27]+[.D27]*[.D27])" office:value-type="float" office:value="2.41563175906615" calcext:value-type="float">
            <text:p>2.4156317591</text:p>
          </table:table-cell>
        </table:table-row>
        <table:table-row table:style-name="ro1">
          <table:table-cell table:number-columns-repeated="2" office:value-type="float" office:value="-0.757759" calcext:value-type="float">
            <text:p>-0.757759</text:p>
          </table:table-cell>
          <table:table-cell office:value-type="float" office:value="2.37411" calcext:value-type="float">
            <text:p>2.37411</text:p>
          </table:table-cell>
          <table:table-cell office:value-type="float" office:value="0.489583" calcext:value-type="float">
            <text:p>0.489583</text:p>
          </table:table-cell>
          <table:table-cell office:value-type="float" office:value="1548110715971225" calcext:value-type="float">
            <text:p>1548110715971225</text:p>
          </table:table-cell>
          <table:table-cell table:formula="of:=SQRT([.C28]*[.C28]+[.D28]*[.D28])" office:value-type="float" office:value="2.42406472809391" calcext:value-type="float">
            <text:p>2.4240647281</text:p>
          </table:table-cell>
        </table:table-row>
        <table:table-row table:style-name="ro1">
          <table:table-cell table:number-columns-repeated="2" office:value-type="float" office:value="-0.700168" calcext:value-type="float">
            <text:p>-0.700168</text:p>
          </table:table-cell>
          <table:table-cell office:value-type="float" office:value="2.65613" calcext:value-type="float">
            <text:p>2.65613</text:p>
          </table:table-cell>
          <table:table-cell office:value-type="float" office:value="0.514335" calcext:value-type="float">
            <text:p>0.514335</text:p>
          </table:table-cell>
          <table:table-cell office:value-type="float" office:value="1548110715988021" calcext:value-type="float">
            <text:p>1548110715988021</text:p>
          </table:table-cell>
          <table:table-cell table:formula="of:=SQRT([.C29]*[.C29]+[.D29]*[.D29])" office:value-type="float" office:value="2.7054698425828" calcext:value-type="float">
            <text:p>2.7054698426</text:p>
          </table:table-cell>
        </table:table-row>
        <table:table-row table:style-name="ro1">
          <table:table-cell table:number-columns-repeated="2" office:value-type="float" office:value="-0.657657" calcext:value-type="float">
            <text:p>-0.657657</text:p>
          </table:table-cell>
          <table:table-cell office:value-type="float" office:value="2.37767" calcext:value-type="float">
            <text:p>2.37767</text:p>
          </table:table-cell>
          <table:table-cell office:value-type="float" office:value="0.522761" calcext:value-type="float">
            <text:p>0.522761</text:p>
          </table:table-cell>
          <table:table-cell office:value-type="float" office:value="1548110716004809" calcext:value-type="float">
            <text:p>1548110716004809</text:p>
          </table:table-cell>
          <table:table-cell table:formula="of:=SQRT([.C30]*[.C30]+[.D30]*[.D30])" office:value-type="float" office:value="2.4344596303946" calcext:value-type="float">
            <text:p>2.4344596304</text:p>
          </table:table-cell>
        </table:table-row>
        <table:table-row table:style-name="ro1">
          <table:table-cell table:number-columns-repeated="2" office:value-type="float" office:value="-0.641443" calcext:value-type="float">
            <text:p>-0.641443</text:p>
          </table:table-cell>
          <table:table-cell office:value-type="float" office:value="2.12222" calcext:value-type="float">
            <text:p>2.12222</text:p>
          </table:table-cell>
          <table:table-cell office:value-type="float" office:value="0.431987" calcext:value-type="float">
            <text:p>0.431987</text:p>
          </table:table-cell>
          <table:table-cell office:value-type="float" office:value="1548110716021580" calcext:value-type="float">
            <text:p>1548110716021580</text:p>
          </table:table-cell>
          <table:table-cell table:formula="of:=SQRT([.C31]*[.C31]+[.D31]*[.D31])" office:value-type="float" office:value="2.16574017291295" calcext:value-type="float">
            <text:p>2.1657401729</text:p>
          </table:table-cell>
        </table:table-row>
        <table:table-row table:style-name="ro1">
          <table:table-cell table:number-columns-repeated="2" office:value-type="float" office:value="-0.585493" calcext:value-type="float">
            <text:p>-0.585493</text:p>
          </table:table-cell>
          <table:table-cell office:value-type="float" office:value="2.49593" calcext:value-type="float">
            <text:p>2.49593</text:p>
          </table:table-cell>
          <table:table-cell office:value-type="float" office:value="0.390979" calcext:value-type="float">
            <text:p>0.390979</text:p>
          </table:table-cell>
          <table:table-cell office:value-type="float" office:value="1548110716038324" calcext:value-type="float">
            <text:p>1548110716038324</text:p>
          </table:table-cell>
          <table:table-cell table:formula="of:=SQRT([.C32]*[.C32]+[.D32]*[.D32])" office:value-type="float" office:value="2.52636718300033" calcext:value-type="float">
            <text:p>2.526367183</text:p>
          </table:table-cell>
        </table:table-row>
        <table:table-row table:style-name="ro1">
          <table:table-cell table:number-columns-repeated="2" office:value-type="float" office:value="-0.541301" calcext:value-type="float">
            <text:p>-0.541301</text:p>
          </table:table-cell>
          <table:table-cell office:value-type="float" office:value="2.34521" calcext:value-type="float">
            <text:p>2.34521</text:p>
          </table:table-cell>
          <table:table-cell office:value-type="float" office:value="0.358824" calcext:value-type="float">
            <text:p>0.358824</text:p>
          </table:table-cell>
          <table:table-cell office:value-type="float" office:value="1548110716056333" calcext:value-type="float">
            <text:p>1548110716056333</text:p>
          </table:table-cell>
          <table:table-cell table:formula="of:=SQRT([.C33]*[.C33]+[.D33]*[.D33])" office:value-type="float" office:value="2.3725017612377" calcext:value-type="float">
            <text:p>2.3725017612</text:p>
          </table:table-cell>
        </table:table-row>
        <table:table-row table:style-name="ro1">
          <table:table-cell table:number-columns-repeated="2" office:value-type="float" office:value="-0.494111" calcext:value-type="float">
            <text:p>-0.494111</text:p>
          </table:table-cell>
          <table:table-cell office:value-type="float" office:value="2.49307" calcext:value-type="float">
            <text:p>2.49307</text:p>
          </table:table-cell>
          <table:table-cell office:value-type="float" office:value="0.315418" calcext:value-type="float">
            <text:p>0.315418</text:p>
          </table:table-cell>
          <table:table-cell office:value-type="float" office:value="1548110716073134" calcext:value-type="float">
            <text:p>1548110716073134</text:p>
          </table:table-cell>
          <table:table-cell table:formula="of:=SQRT([.C34]*[.C34]+[.D34]*[.D34])" office:value-type="float" office:value="2.51294379953552" calcext:value-type="float">
            <text:p>2.5129437995</text:p>
          </table:table-cell>
        </table:table-row>
        <table:table-row table:style-name="ro1">
          <table:table-cell table:number-columns-repeated="2" office:value-type="float" office:value="-0.432194" calcext:value-type="float">
            <text:p>-0.432194</text:p>
          </table:table-cell>
          <table:table-cell office:value-type="float" office:value="2.84962" calcext:value-type="float">
            <text:p>2.84962</text:p>
          </table:table-cell>
          <table:table-cell office:value-type="float" office:value="0.405726" calcext:value-type="float">
            <text:p>0.405726</text:p>
          </table:table-cell>
          <table:table-cell office:value-type="float" office:value="1548110716089910" calcext:value-type="float">
            <text:p>1548110716089910</text:p>
          </table:table-cell>
          <table:table-cell table:formula="of:=SQRT([.C35]*[.C35]+[.D35]*[.D35])" office:value-type="float" office:value="2.87835851336764" calcext:value-type="float">
            <text:p>2.8783585134</text:p>
          </table:table-cell>
        </table:table-row>
        <table:table-row table:style-name="ro1">
          <table:table-cell table:number-columns-repeated="2" office:value-type="float" office:value="-0.386293" calcext:value-type="float">
            <text:p>-0.386293</text:p>
          </table:table-cell>
          <table:table-cell office:value-type="float" office:value="2.55638" calcext:value-type="float">
            <text:p>2.55638</text:p>
          </table:table-cell>
          <table:table-cell office:value-type="float" office:value="0.394553" calcext:value-type="float">
            <text:p>0.394553</text:p>
          </table:table-cell>
          <table:table-cell office:value-type="float" office:value="1548110716106673" calcext:value-type="float">
            <text:p>1548110716106673</text:p>
          </table:table-cell>
          <table:table-cell table:formula="of:=SQRT([.C36]*[.C36]+[.D36]*[.D36])" office:value-type="float" office:value="2.58664856024335" calcext:value-type="float">
            <text:p>2.5866485602</text:p>
          </table:table-cell>
        </table:table-row>
        <table:table-row table:style-name="ro1">
          <table:table-cell table:number-columns-repeated="2" office:value-type="float" office:value="-0.372938" calcext:value-type="float">
            <text:p>-0.372938</text:p>
          </table:table-cell>
          <table:table-cell office:value-type="float" office:value="2.14522" calcext:value-type="float">
            <text:p>2.14522</text:p>
          </table:table-cell>
          <table:table-cell office:value-type="float" office:value="0.306629" calcext:value-type="float">
            <text:p>0.306629</text:p>
          </table:table-cell>
          <table:table-cell office:value-type="float" office:value="1548110716123454" calcext:value-type="float">
            <text:p>1548110716123454</text:p>
          </table:table-cell>
          <table:table-cell table:formula="of:=SQRT([.C37]*[.C37]+[.D37]*[.D37])" office:value-type="float" office:value="2.16702334829161" calcext:value-type="float">
            <text:p>2.1670233483</text:p>
          </table:table-cell>
        </table:table-row>
        <table:table-row table:style-name="ro1">
          <table:table-cell table:number-columns-repeated="2" office:value-type="float" office:value="-0.323327" calcext:value-type="float">
            <text:p>-0.323327</text:p>
          </table:table-cell>
          <table:table-cell office:value-type="float" office:value="2.33056" calcext:value-type="float">
            <text:p>2.33056</text:p>
          </table:table-cell>
          <table:table-cell office:value-type="float" office:value="0.316271" calcext:value-type="float">
            <text:p>0.316271</text:p>
          </table:table-cell>
          <table:table-cell office:value-type="float" office:value="1548110716140230" calcext:value-type="float">
            <text:p>1548110716140230</text:p>
          </table:table-cell>
          <table:table-cell table:formula="of:=SQRT([.C38]*[.C38]+[.D38]*[.D38])" office:value-type="float" office:value="2.35192203506855" calcext:value-type="float">
            <text:p>2.3519220351</text:p>
          </table:table-cell>
        </table:table-row>
        <table:table-row table:style-name="ro1">
          <table:table-cell table:number-columns-repeated="2" office:value-type="float" office:value="-0.28158" calcext:value-type="float">
            <text:p>-0.28158</text:p>
          </table:table-cell>
          <table:table-cell office:value-type="float" office:value="2.20256" calcext:value-type="float">
            <text:p>2.20256</text:p>
          </table:table-cell>
          <table:table-cell office:value-type="float" office:value="0.313068" calcext:value-type="float">
            <text:p>0.313068</text:p>
          </table:table-cell>
          <table:table-cell office:value-type="float" office:value="1548110716156952" calcext:value-type="float">
            <text:p>1548110716156952</text:p>
          </table:table-cell>
          <table:table-cell table:formula="of:=SQRT([.C39]*[.C39]+[.D39]*[.D39])" office:value-type="float" office:value="2.22469821014537" calcext:value-type="float">
            <text:p>2.2246982101</text:p>
          </table:table-cell>
        </table:table-row>
        <table:table-row table:style-name="ro1">
          <table:table-cell table:number-columns-repeated="2" office:value-type="float" office:value="-0.264897" calcext:value-type="float">
            <text:p>-0.264897</text:p>
          </table:table-cell>
          <table:table-cell office:value-type="float" office:value="2.02198" calcext:value-type="float">
            <text:p>2.02198</text:p>
          </table:table-cell>
          <table:table-cell office:value-type="float" office:value="0.32596" calcext:value-type="float">
            <text:p>0.32596</text:p>
          </table:table-cell>
          <table:table-cell office:value-type="float" office:value="1548110716173734" calcext:value-type="float">
            <text:p>1548110716173734</text:p>
          </table:table-cell>
          <table:table-cell table:formula="of:=SQRT([.C40]*[.C40]+[.D40]*[.D40])" office:value-type="float" office:value="2.04808521355924" calcext:value-type="float">
            <text:p>2.0480852136</text:p>
          </table:table-cell>
        </table:table-row>
        <table:table-row table:style-name="ro1">
          <table:table-cell table:number-columns-repeated="2" office:value-type="float" office:value="-0.214857" calcext:value-type="float">
            <text:p>-0.214857</text:p>
          </table:table-cell>
          <table:table-cell office:value-type="float" office:value="2.2876" calcext:value-type="float">
            <text:p>2.2876</text:p>
          </table:table-cell>
          <table:table-cell office:value-type="float" office:value="0.363506" calcext:value-type="float">
            <text:p>0.363506</text:p>
          </table:table-cell>
          <table:table-cell office:value-type="float" office:value="1548110716190507" calcext:value-type="float">
            <text:p>1548110716190507</text:p>
          </table:table-cell>
          <table:table-cell table:formula="of:=SQRT([.C41]*[.C41]+[.D41]*[.D41])" office:value-type="float" office:value="2.31630101067111" calcext:value-type="float">
            <text:p>2.3163010107</text:p>
          </table:table-cell>
        </table:table-row>
        <table:table-row table:style-name="ro1">
          <table:table-cell table:number-columns-repeated="2" office:value-type="float" office:value="-0.171299" calcext:value-type="float">
            <text:p>-0.171299</text:p>
          </table:table-cell>
          <table:table-cell office:value-type="float" office:value="2.22986" calcext:value-type="float">
            <text:p>2.22986</text:p>
          </table:table-cell>
          <table:table-cell office:value-type="float" office:value="0.306731" calcext:value-type="float">
            <text:p>0.306731</text:p>
          </table:table-cell>
          <table:table-cell office:value-type="float" office:value="1548110716207280" calcext:value-type="float">
            <text:p>1548110716207280</text:p>
          </table:table-cell>
          <table:table-cell table:formula="of:=SQRT([.C42]*[.C42]+[.D42]*[.D42])" office:value-type="float" office:value="2.25085750903095" calcext:value-type="float">
            <text:p>2.250857509</text:p>
          </table:table-cell>
        </table:table-row>
        <table:table-row table:style-name="ro1">
          <table:table-cell table:number-columns-repeated="2" office:value-type="float" office:value="-0.157065" calcext:value-type="float">
            <text:p>-0.157065</text:p>
          </table:table-cell>
          <table:table-cell office:value-type="float" office:value="1.95734" calcext:value-type="float">
            <text:p>1.95734</text:p>
          </table:table-cell>
          <table:table-cell office:value-type="float" office:value="0.257962" calcext:value-type="float">
            <text:p>0.257962</text:p>
          </table:table-cell>
          <table:table-cell office:value-type="float" office:value="1548110716224066" calcext:value-type="float">
            <text:p>1548110716224066</text:p>
          </table:table-cell>
          <table:table-cell table:formula="of:=SQRT([.C43]*[.C43]+[.D43]*[.D43])" office:value-type="float" office:value="1.97426550115328" calcext:value-type="float">
            <text:p>1.9742655012</text:p>
          </table:table-cell>
        </table:table-row>
        <table:table-row table:style-name="ro1">
          <table:table-cell table:number-columns-repeated="2" office:value-type="float" office:value="-0.104432" calcext:value-type="float">
            <text:p>-0.104432</text:p>
          </table:table-cell>
          <table:table-cell office:value-type="float" office:value="2.33046" calcext:value-type="float">
            <text:p>2.33046</text:p>
          </table:table-cell>
          <table:table-cell office:value-type="float" office:value="0.304623" calcext:value-type="float">
            <text:p>0.304623</text:p>
          </table:table-cell>
          <table:table-cell office:value-type="float" office:value="1548110716240807" calcext:value-type="float">
            <text:p>1548110716240807</text:p>
          </table:table-cell>
          <table:table-cell table:formula="of:=SQRT([.C44]*[.C44]+[.D44]*[.D44])" office:value-type="float" office:value="2.3502848728886" calcext:value-type="float">
            <text:p>2.3502848729</text:p>
          </table:table-cell>
        </table:table-row>
        <table:table-row table:style-name="ro1">
          <table:table-cell table:number-columns-repeated="2" office:value-type="float" office:value="-0.0650612" calcext:value-type="float">
            <text:p>-0.0650612</text:p>
          </table:table-cell>
          <table:table-cell office:value-type="float" office:value="2.13999" calcext:value-type="float">
            <text:p>2.13999</text:p>
          </table:table-cell>
          <table:table-cell office:value-type="float" office:value="0.304157" calcext:value-type="float">
            <text:p>0.304157</text:p>
          </table:table-cell>
          <table:table-cell office:value-type="float" office:value="1548110716257518" calcext:value-type="float">
            <text:p>1548110716257518</text:p>
          </table:table-cell>
          <table:table-cell table:formula="of:=SQRT([.C45]*[.C45]+[.D45]*[.D45])" office:value-type="float" office:value="2.16149686114715" calcext:value-type="float">
            <text:p>2.1614968611</text:p>
          </table:table-cell>
        </table:table-row>
        <table:table-row table:style-name="ro1">
          <table:table-cell table:number-columns-repeated="2" office:value-type="float" office:value="-0.0436612" calcext:value-type="float">
            <text:p>-0.0436612</text:p>
          </table:table-cell>
          <table:table-cell office:value-type="float" office:value="2.13999" calcext:value-type="float">
            <text:p>2.13999</text:p>
          </table:table-cell>
          <table:table-cell office:value-type="float" office:value="0.304157" calcext:value-type="float">
            <text:p>0.304157</text:p>
          </table:table-cell>
          <table:table-cell office:value-type="float" office:value="1548110716274303" calcext:value-type="float">
            <text:p>1548110716274303</text:p>
          </table:table-cell>
          <table:table-cell table:formula="of:=SQRT([.C46]*[.C46]+[.D46]*[.D46])" office:value-type="float" office:value="2.16149686114715" calcext:value-type="float">
            <text:p>2.1614968611</text:p>
          </table:table-cell>
        </table:table-row>
        <table:table-row table:style-name="ro1">
          <table:table-cell table:number-columns-repeated="2" office:value-type="float" office:value="-0.000634093" calcext:value-type="float">
            <text:p>-0.000634093</text:p>
          </table:table-cell>
          <table:table-cell office:value-type="float" office:value="1.89045" calcext:value-type="float">
            <text:p>1.89045</text:p>
          </table:table-cell>
          <table:table-cell office:value-type="float" office:value="0.27989" calcext:value-type="float">
            <text:p>0.27989</text:p>
          </table:table-cell>
          <table:table-cell office:value-type="float" office:value="1548110716291065" calcext:value-type="float">
            <text:p>1548110716291065</text:p>
          </table:table-cell>
          <table:table-cell table:formula="of:=SQRT([.C47]*[.C47]+[.D47]*[.D47])" office:value-type="float" office:value="1.91105719814976" calcext:value-type="float">
            <text:p>1.9110571981</text:p>
          </table:table-cell>
        </table:table-row>
        <table:table-row table:style-name="ro1">
          <table:table-cell table:number-columns-repeated="2" office:value-type="float" office:value="0.0438891" calcext:value-type="float">
            <text:p>0.0438891</text:p>
          </table:table-cell>
          <table:table-cell office:value-type="float" office:value="2.06799" calcext:value-type="float">
            <text:p>2.06799</text:p>
          </table:table-cell>
          <table:table-cell office:value-type="float" office:value="0.192869" calcext:value-type="float">
            <text:p>0.192869</text:p>
          </table:table-cell>
          <table:table-cell office:value-type="float" office:value="1548110716307785" calcext:value-type="float">
            <text:p>1548110716307785</text:p>
          </table:table-cell>
          <table:table-cell table:formula="of:=SQRT([.C48]*[.C48]+[.D48]*[.D48])" office:value-type="float" office:value="2.07696439335416" calcext:value-type="float">
            <text:p>2.0769643934</text:p>
          </table:table-cell>
        </table:table-row>
        <table:table-row table:style-name="ro1">
          <table:table-cell table:number-columns-repeated="2" office:value-type="float" office:value="0.0599858" calcext:value-type="float">
            <text:p>0.0599858</text:p>
          </table:table-cell>
          <table:table-cell office:value-type="float" office:value="1.91276" calcext:value-type="float">
            <text:p>1.91276</text:p>
          </table:table-cell>
          <table:table-cell office:value-type="float" office:value="0.355284" calcext:value-type="float">
            <text:p>0.355284</text:p>
          </table:table-cell>
          <table:table-cell office:value-type="float" office:value="1548110716324572" calcext:value-type="float">
            <text:p>1548110716324572</text:p>
          </table:table-cell>
          <table:table-cell table:formula="of:=SQRT([.C49]*[.C49]+[.D49]*[.D49])" office:value-type="float" office:value="1.94547617262613" calcext:value-type="float">
            <text:p>1.9454761726</text:p>
          </table:table-cell>
        </table:table-row>
        <table:table-row table:style-name="ro1">
          <table:table-cell table:number-columns-repeated="2" office:value-type="float" office:value="0.111703" calcext:value-type="float">
            <text:p>0.111703</text:p>
          </table:table-cell>
          <table:table-cell office:value-type="float" office:value="2.28529" calcext:value-type="float">
            <text:p>2.28529</text:p>
          </table:table-cell>
          <table:table-cell office:value-type="float" office:value="0.361356" calcext:value-type="float">
            <text:p>0.361356</text:p>
          </table:table-cell>
          <table:table-cell office:value-type="float" office:value="1548110716341343" calcext:value-type="float">
            <text:p>1548110716341343</text:p>
          </table:table-cell>
          <table:table-cell table:formula="of:=SQRT([.C50]*[.C50]+[.D50]*[.D50])" office:value-type="float" office:value="2.31368289591206" calcext:value-type="float">
            <text:p>2.3136828959</text:p>
          </table:table-cell>
        </table:table-row>
        <table:table-row table:style-name="ro1">
          <table:table-cell table:number-columns-repeated="2" office:value-type="float" office:value="0.156438" calcext:value-type="float">
            <text:p>0.156438</text:p>
          </table:table-cell>
          <table:table-cell office:value-type="float" office:value="2.25974" calcext:value-type="float">
            <text:p>2.25974</text:p>
          </table:table-cell>
          <table:table-cell office:value-type="float" office:value="0.275253" calcext:value-type="float">
            <text:p>0.275253</text:p>
          </table:table-cell>
          <table:table-cell office:value-type="float" office:value="1548110716358060" calcext:value-type="float">
            <text:p>1548110716358060</text:p>
          </table:table-cell>
          <table:table-cell table:formula="of:=SQRT([.C51]*[.C51]+[.D51]*[.D51])" office:value-type="float" office:value="2.27644219816999" calcext:value-type="float">
            <text:p>2.2764421982</text:p>
          </table:table-cell>
        </table:table-row>
        <table:table-row table:style-name="ro1">
          <table:table-cell table:number-columns-repeated="2" office:value-type="float" office:value="0.188722" calcext:value-type="float">
            <text:p>0.188722</text:p>
          </table:table-cell>
          <table:table-cell office:value-type="float" office:value="1.93363" calcext:value-type="float">
            <text:p>1.93363</text:p>
          </table:table-cell>
          <table:table-cell office:value-type="float" office:value="0.320086" calcext:value-type="float">
            <text:p>0.320086</text:p>
          </table:table-cell>
          <table:table-cell office:value-type="float" office:value="1548110716377547" calcext:value-type="float">
            <text:p>1548110716377547</text:p>
          </table:table-cell>
          <table:table-cell table:formula="of:=SQRT([.C52]*[.C52]+[.D52]*[.D52])" office:value-type="float" office:value="1.95994388294563" calcext:value-type="float">
            <text:p>1.9599438829</text:p>
          </table:table-cell>
        </table:table-row>
        <table:table-row table:style-name="ro1">
          <table:table-cell table:number-columns-repeated="2" office:value-type="float" office:value="0.204406" calcext:value-type="float">
            <text:p>0.204406</text:p>
          </table:table-cell>
          <table:table-cell office:value-type="float" office:value="1.81032" calcext:value-type="float">
            <text:p>1.81032</text:p>
          </table:table-cell>
          <table:table-cell office:value-type="float" office:value="0.254499" calcext:value-type="float">
            <text:p>0.254499</text:p>
          </table:table-cell>
          <table:table-cell office:value-type="float" office:value="1548110716394255" calcext:value-type="float">
            <text:p>1548110716394255</text:p>
          </table:table-cell>
          <table:table-cell table:formula="of:=SQRT([.C53]*[.C53]+[.D53]*[.D53])" office:value-type="float" office:value="1.82812150673882" calcext:value-type="float">
            <text:p>1.8281215067</text:p>
          </table:table-cell>
        </table:table-row>
        <table:table-row table:style-name="ro1">
          <table:table-cell table:number-columns-repeated="2" office:value-type="float" office:value="0.252369" calcext:value-type="float">
            <text:p>0.252369</text:p>
          </table:table-cell>
          <table:table-cell office:value-type="float" office:value="2.13652" calcext:value-type="float">
            <text:p>2.13652</text:p>
          </table:table-cell>
          <table:table-cell office:value-type="float" office:value="0.309087" calcext:value-type="float">
            <text:p>0.309087</text:p>
          </table:table-cell>
          <table:table-cell office:value-type="float" office:value="1548110716411418" calcext:value-type="float">
            <text:p>1548110716411418</text:p>
          </table:table-cell>
          <table:table-cell table:formula="of:=SQRT([.C54]*[.C54]+[.D54]*[.D54])" office:value-type="float" office:value="2.15876179417021" calcext:value-type="float">
            <text:p>2.1587617942</text:p>
          </table:table-cell>
        </table:table-row>
        <table:table-row table:style-name="ro1">
          <table:table-cell table:number-columns-repeated="2" office:value-type="float" office:value="0.295804" calcext:value-type="float">
            <text:p>0.295804</text:p>
          </table:table-cell>
          <table:table-cell office:value-type="float" office:value="2.15508" calcext:value-type="float">
            <text:p>2.15508</text:p>
          </table:table-cell>
          <table:table-cell office:value-type="float" office:value="0.292719" calcext:value-type="float">
            <text:p>0.292719</text:p>
          </table:table-cell>
          <table:table-cell office:value-type="float" office:value="1548110716428328" calcext:value-type="float">
            <text:p>1548110716428328</text:p>
          </table:table-cell>
          <table:table-cell table:formula="of:=SQRT([.C55]*[.C55]+[.D55]*[.D55])" office:value-type="float" office:value="2.17486878210181" calcext:value-type="float">
            <text:p>2.1748687821</text:p>
          </table:table-cell>
        </table:table-row>
        <table:table-row table:style-name="ro1">
          <table:table-cell table:number-columns-repeated="2" office:value-type="float" office:value="0.312628" calcext:value-type="float">
            <text:p>0.312628</text:p>
          </table:table-cell>
          <table:table-cell office:value-type="float" office:value="1.99537" calcext:value-type="float">
            <text:p>1.99537</text:p>
          </table:table-cell>
          <table:table-cell office:value-type="float" office:value="0.230149" calcext:value-type="float">
            <text:p>0.230149</text:p>
          </table:table-cell>
          <table:table-cell office:value-type="float" office:value="1548110716444969" calcext:value-type="float">
            <text:p>1548110716444969</text:p>
          </table:table-cell>
          <table:table-cell table:formula="of:=SQRT([.C56]*[.C56]+[.D56]*[.D56])" office:value-type="float" office:value="2.00859901401474" calcext:value-type="float">
            <text:p>2.008599014</text:p>
          </table:table-cell>
        </table:table-row>
        <table:table-row table:style-name="ro1">
          <table:table-cell table:number-columns-repeated="2" office:value-type="float" office:value="0.362605" calcext:value-type="float">
            <text:p>0.362605</text:p>
          </table:table-cell>
          <table:table-cell office:value-type="float" office:value="2.27395" calcext:value-type="float">
            <text:p>2.27395</text:p>
          </table:table-cell>
          <table:table-cell office:value-type="float" office:value="0.361791" calcext:value-type="float">
            <text:p>0.361791</text:p>
          </table:table-cell>
          <table:table-cell office:value-type="float" office:value="1548110716461708" calcext:value-type="float">
            <text:p>1548110716461708</text:p>
          </table:table-cell>
          <table:table-cell table:formula="of:=SQRT([.C57]*[.C57]+[.D57]*[.D57])" office:value-type="float" office:value="2.30255104833335" calcext:value-type="float">
            <text:p>2.3025510483</text:p>
          </table:table-cell>
        </table:table-row>
        <table:table-row table:style-name="ro1">
          <table:table-cell table:number-columns-repeated="2" office:value-type="float" office:value="0.412844" calcext:value-type="float">
            <text:p>0.412844</text:p>
          </table:table-cell>
          <table:table-cell office:value-type="float" office:value="2.49519" calcext:value-type="float">
            <text:p>2.49519</text:p>
          </table:table-cell>
          <table:table-cell office:value-type="float" office:value="0.317756" calcext:value-type="float">
            <text:p>0.317756</text:p>
          </table:table-cell>
          <table:table-cell office:value-type="float" office:value="1548110716478479" calcext:value-type="float">
            <text:p>1548110716478479</text:p>
          </table:table-cell>
          <table:table-cell table:formula="of:=SQRT([.C58]*[.C58]+[.D58]*[.D58])" office:value-type="float" office:value="2.51534133103959" calcext:value-type="float">
            <text:p>2.515341331</text:p>
          </table:table-cell>
        </table:table-row>
        <table:table-row table:style-name="ro1">
          <table:table-cell table:number-columns-repeated="2" office:value-type="float" office:value="0.475152" calcext:value-type="float">
            <text:p>0.475152</text:p>
          </table:table-cell>
          <table:table-cell office:value-type="float" office:value="2.86095" calcext:value-type="float">
            <text:p>2.86095</text:p>
          </table:table-cell>
          <table:table-cell office:value-type="float" office:value="0.416532" calcext:value-type="float">
            <text:p>0.416532</text:p>
          </table:table-cell>
          <table:table-cell office:value-type="float" office:value="1548110716497074" calcext:value-type="float">
            <text:p>1548110716497074</text:p>
          </table:table-cell>
          <table:table-cell table:formula="of:=SQRT([.C59]*[.C59]+[.D59]*[.D59])" office:value-type="float" office:value="2.89111290155262" calcext:value-type="float">
            <text:p>2.8911129016</text:p>
          </table:table-cell>
        </table:table-row>
        <table:table-row table:style-name="ro1">
          <table:table-cell table:number-columns-repeated="2" office:value-type="float" office:value="0.515954" calcext:value-type="float">
            <text:p>0.515954</text:p>
          </table:table-cell>
          <table:table-cell office:value-type="float" office:value="2.42744" calcext:value-type="float">
            <text:p>2.42744</text:p>
          </table:table-cell>
          <table:table-cell office:value-type="float" office:value="0.363375" calcext:value-type="float">
            <text:p>0.363375</text:p>
          </table:table-cell>
          <table:table-cell office:value-type="float" office:value="1548110716513799" calcext:value-type="float">
            <text:p>1548110716513799</text:p>
          </table:table-cell>
          <table:table-cell table:formula="of:=SQRT([.C60]*[.C60]+[.D60]*[.D60])" office:value-type="float" office:value="2.45448698188135" calcext:value-type="float">
            <text:p>2.4544869819</text:p>
          </table:table-cell>
        </table:table-row>
        <table:table-row table:style-name="ro1">
          <table:table-cell table:number-columns-repeated="2" office:value-type="float" office:value="0.549947" calcext:value-type="float">
            <text:p>0.549947</text:p>
          </table:table-cell>
          <table:table-cell office:value-type="float" office:value="2.06067" calcext:value-type="float">
            <text:p>2.06067</text:p>
          </table:table-cell>
          <table:table-cell office:value-type="float" office:value="0.285759" calcext:value-type="float">
            <text:p>0.285759</text:p>
          </table:table-cell>
          <table:table-cell office:value-type="float" office:value="1548110716530532" calcext:value-type="float">
            <text:p>1548110716530532</text:p>
          </table:table-cell>
          <table:table-cell table:formula="of:=SQRT([.C61]*[.C61]+[.D61]*[.D61])" office:value-type="float" office:value="2.08038915950382" calcext:value-type="float">
            <text:p>2.0803891595</text:p>
          </table:table-cell>
        </table:table-row>
        <table:table-row table:style-name="ro1">
          <table:table-cell table:number-columns-repeated="2" office:value-type="float" office:value="0.56335" calcext:value-type="float">
            <text:p>0.56335</text:p>
          </table:table-cell>
          <table:table-cell office:value-type="float" office:value="1.81749" calcext:value-type="float">
            <text:p>1.81749</text:p>
          </table:table-cell>
          <table:table-cell office:value-type="float" office:value="0.187937" calcext:value-type="float">
            <text:p>0.187937</text:p>
          </table:table-cell>
          <table:table-cell office:value-type="float" office:value="1548110716547304" calcext:value-type="float">
            <text:p>1548110716547304</text:p>
          </table:table-cell>
          <table:table-cell table:formula="of:=SQRT([.C62]*[.C62]+[.D62]*[.D62])" office:value-type="float" office:value="1.82718094781798" calcext:value-type="float">
            <text:p>1.8271809478</text:p>
          </table:table-cell>
        </table:table-row>
        <table:table-row table:style-name="ro1">
          <table:table-cell table:number-columns-repeated="2" office:value-type="float" office:value="0.611045" calcext:value-type="float">
            <text:p>0.611045</text:p>
          </table:table-cell>
          <table:table-cell office:value-type="float" office:value="2.13232" calcext:value-type="float">
            <text:p>2.13232</text:p>
          </table:table-cell>
          <table:table-cell office:value-type="float" office:value="0.308996" calcext:value-type="float">
            <text:p>0.308996</text:p>
          </table:table-cell>
          <table:table-cell office:value-type="float" office:value="1548110716564629" calcext:value-type="float">
            <text:p>1548110716564629</text:p>
          </table:table-cell>
          <table:table-cell table:formula="of:=SQRT([.C63]*[.C63]+[.D63]*[.D63])" office:value-type="float" office:value="2.15459209838336" calcext:value-type="float">
            <text:p>2.1545920984</text:p>
          </table:table-cell>
        </table:table-row>
        <table:table-row table:style-name="ro1">
          <table:table-cell table:number-columns-repeated="2" office:value-type="float" office:value="0.65432" calcext:value-type="float">
            <text:p>0.65432</text:p>
          </table:table-cell>
          <table:table-cell office:value-type="float" office:value="2.14887" calcext:value-type="float">
            <text:p>2.14887</text:p>
          </table:table-cell>
          <table:table-cell office:value-type="float" office:value="0.254899" calcext:value-type="float">
            <text:p>0.254899</text:p>
          </table:table-cell>
          <table:table-cell office:value-type="float" office:value="1548110716581398" calcext:value-type="float">
            <text:p>1548110716581398</text:p>
          </table:table-cell>
          <table:table-cell table:formula="of:=SQRT([.C64]*[.C64]+[.D64]*[.D64])" office:value-type="float" office:value="2.16393525252051" calcext:value-type="float">
            <text:p>2.1639352525</text:p>
          </table:table-cell>
        </table:table-row>
        <table:table-row table:style-name="ro1">
          <table:table-cell table:number-columns-repeated="2" office:value-type="float" office:value="0.669684" calcext:value-type="float">
            <text:p>0.669684</text:p>
          </table:table-cell>
          <table:table-cell office:value-type="float" office:value="1.94192" calcext:value-type="float">
            <text:p>1.94192</text:p>
          </table:table-cell>
          <table:table-cell office:value-type="float" office:value="0.301769" calcext:value-type="float">
            <text:p>0.301769</text:p>
          </table:table-cell>
          <table:table-cell office:value-type="float" office:value="1548110716598140" calcext:value-type="float">
            <text:p>1548110716598140</text:p>
          </table:table-cell>
          <table:table-cell table:formula="of:=SQRT([.C65]*[.C65]+[.D65]*[.D65])" office:value-type="float" office:value="1.96522716645201" calcext:value-type="float">
            <text:p>1.9652271665</text:p>
          </table:table-cell>
        </table:table-row>
        <table:table-row table:style-name="ro1">
          <table:table-cell table:number-columns-repeated="2" office:value-type="float" office:value="0.719652" calcext:value-type="float">
            <text:p>0.719652</text:p>
          </table:table-cell>
          <table:table-cell office:value-type="float" office:value="2.24984" calcext:value-type="float">
            <text:p>2.24984</text:p>
          </table:table-cell>
          <table:table-cell office:value-type="float" office:value="0.244639" calcext:value-type="float">
            <text:p>0.244639</text:p>
          </table:table-cell>
          <table:table-cell office:value-type="float" office:value="1548110716614903" calcext:value-type="float">
            <text:p>1548110716614903</text:p>
          </table:table-cell>
          <table:table-cell table:formula="of:=SQRT([.C66]*[.C66]+[.D66]*[.D66])" office:value-type="float" office:value="2.26310147053131" calcext:value-type="float">
            <text:p>2.2631014705</text:p>
          </table:table-cell>
        </table:table-row>
        <table:table-row table:style-name="ro1">
          <table:table-cell table:number-columns-repeated="2" office:value-type="float" office:value="0.765922" calcext:value-type="float">
            <text:p>0.765922</text:p>
          </table:table-cell>
          <table:table-cell office:value-type="float" office:value="2.28333" calcext:value-type="float">
            <text:p>2.28333</text:p>
          </table:table-cell>
          <table:table-cell office:value-type="float" office:value="0.246342" calcext:value-type="float">
            <text:p>0.246342</text:p>
          </table:table-cell>
          <table:table-cell office:value-type="float" office:value="1548110716631687" calcext:value-type="float">
            <text:p>1548110716631687</text:p>
          </table:table-cell>
          <table:table-cell table:formula="of:=SQRT([.C67]*[.C67]+[.D67]*[.D67])" office:value-type="float" office:value="2.29658012485173" calcext:value-type="float">
            <text:p>2.2965801249</text:p>
          </table:table-cell>
        </table:table-row>
        <table:table-row table:style-name="ro1">
          <table:table-cell table:number-columns-repeated="2" office:value-type="float" office:value="0.777316" calcext:value-type="float">
            <text:p>0.777316</text:p>
          </table:table-cell>
          <table:table-cell office:value-type="float" office:value="1.89674" calcext:value-type="float">
            <text:p>1.89674</text:p>
          </table:table-cell>
          <table:table-cell office:value-type="float" office:value="0.202653" calcext:value-type="float">
            <text:p>0.202653</text:p>
          </table:table-cell>
          <table:table-cell office:value-type="float" office:value="1548110716648420" calcext:value-type="float">
            <text:p>1548110716648420</text:p>
          </table:table-cell>
          <table:table-cell table:formula="of:=SQRT([.C68]*[.C68]+[.D68]*[.D68])" office:value-type="float" office:value="1.9075352856524" calcext:value-type="float">
            <text:p>1.9075352857</text:p>
          </table:table-cell>
        </table:table-row>
        <table:table-row table:style-name="ro1">
          <table:table-cell table:number-columns-repeated="2" office:value-type="float" office:value="0.828988" calcext:value-type="float">
            <text:p>0.828988</text:p>
          </table:table-cell>
          <table:table-cell office:value-type="float" office:value="2.27683" calcext:value-type="float">
            <text:p>2.27683</text:p>
          </table:table-cell>
          <table:table-cell office:value-type="float" office:value="0.319449" calcext:value-type="float">
            <text:p>0.319449</text:p>
          </table:table-cell>
          <table:table-cell office:value-type="float" office:value="1548110716665213" calcext:value-type="float">
            <text:p>1548110716665213</text:p>
          </table:table-cell>
          <table:table-cell table:formula="of:=SQRT([.C69]*[.C69]+[.D69]*[.D69])" office:value-type="float" office:value="2.2991308167438" calcext:value-type="float">
            <text:p>2.2991308167</text:p>
          </table:table-cell>
        </table:table-row>
        <table:table-row table:style-name="ro1">
          <table:table-cell table:number-columns-repeated="2" office:value-type="float" office:value="0.872529" calcext:value-type="float">
            <text:p>0.872529</text:p>
          </table:table-cell>
          <table:table-cell office:value-type="float" office:value="2.22431" calcext:value-type="float">
            <text:p>2.22431</text:p>
          </table:table-cell>
          <table:table-cell office:value-type="float" office:value="0.29724" calcext:value-type="float">
            <text:p>0.29724</text:p>
          </table:table-cell>
          <table:table-cell office:value-type="float" office:value="1548110716682011" calcext:value-type="float">
            <text:p>1548110716682011</text:p>
          </table:table-cell>
          <table:table-cell table:formula="of:=SQRT([.C70]*[.C70]+[.D70]*[.D70])" office:value-type="float" office:value="2.24408257283461" calcext:value-type="float">
            <text:p>2.2440825728</text:p>
          </table:table-cell>
        </table:table-row>
        <table:table-row table:style-name="ro1">
          <table:table-cell table:number-columns-repeated="2" office:value-type="float" office:value="0.885772" calcext:value-type="float">
            <text:p>0.885772</text:p>
          </table:table-cell>
          <table:table-cell office:value-type="float" office:value="1.92016" calcext:value-type="float">
            <text:p>1.92016</text:p>
          </table:table-cell>
          <table:table-cell office:value-type="float" office:value="0.285476" calcext:value-type="float">
            <text:p>0.285476</text:p>
          </table:table-cell>
          <table:table-cell office:value-type="float" office:value="1548110716698737" calcext:value-type="float">
            <text:p>1548110716698737</text:p>
          </table:table-cell>
          <table:table-cell table:formula="of:=SQRT([.C71]*[.C71]+[.D71]*[.D71])" office:value-type="float" office:value="1.94126530185238" calcext:value-type="float">
            <text:p>1.9412653019</text:p>
          </table:table-cell>
        </table:table-row>
        <table:table-row table:style-name="ro1">
          <table:table-cell table:number-columns-repeated="2" office:value-type="float" office:value="0.936481" calcext:value-type="float">
            <text:p>0.936481</text:p>
          </table:table-cell>
          <table:table-cell office:value-type="float" office:value="2.26064" calcext:value-type="float">
            <text:p>2.26064</text:p>
          </table:table-cell>
          <table:table-cell office:value-type="float" office:value="0.26155" calcext:value-type="float">
            <text:p>0.26155</text:p>
          </table:table-cell>
          <table:table-cell office:value-type="float" office:value="1548110716715505" calcext:value-type="float">
            <text:p>1548110716715505</text:p>
          </table:table-cell>
          <table:table-cell table:formula="of:=SQRT([.C72]*[.C72]+[.D72]*[.D72])" office:value-type="float" office:value="2.27572002058689" calcext:value-type="float">
            <text:p>2.2757200206</text:p>
          </table:table-cell>
        </table:table-row>
        <table:table-row table:style-name="ro1">
          <table:table-cell table:number-columns-repeated="2" office:value-type="float" office:value="0.982477" calcext:value-type="float">
            <text:p>0.982477</text:p>
          </table:table-cell>
          <table:table-cell office:value-type="float" office:value="2.28124" calcext:value-type="float">
            <text:p>2.28124</text:p>
          </table:table-cell>
          <table:table-cell office:value-type="float" office:value="0.246178" calcext:value-type="float">
            <text:p>0.246178</text:p>
          </table:table-cell>
          <table:table-cell office:value-type="float" office:value="1548110716732233" calcext:value-type="float">
            <text:p>1548110716732233</text:p>
          </table:table-cell>
          <table:table-cell table:formula="of:=SQRT([.C73]*[.C73]+[.D73]*[.D73])" office:value-type="float" office:value="2.29448459251397" calcext:value-type="float">
            <text:p>2.2944845925</text:p>
          </table:table-cell>
        </table:table-row>
        <table:table-row table:style-name="ro1">
          <table:table-cell table:number-columns-repeated="2" office:value-type="float" office:value="0.998658" calcext:value-type="float">
            <text:p>0.998658</text:p>
          </table:table-cell>
          <table:table-cell office:value-type="float" office:value="2.05714" calcext:value-type="float">
            <text:p>2.05714</text:p>
          </table:table-cell>
          <table:table-cell office:value-type="float" office:value="0.18961" calcext:value-type="float">
            <text:p>0.18961</text:p>
          </table:table-cell>
          <table:table-cell office:value-type="float" office:value="1548110716749044" calcext:value-type="float">
            <text:p>1548110716749044</text:p>
          </table:table-cell>
          <table:table-cell table:formula="of:=SQRT([.C74]*[.C74]+[.D74]*[.D74])" office:value-type="float" office:value="2.06585985286999" calcext:value-type="float">
            <text:p>2.0658598529</text:p>
          </table:table-cell>
        </table:table-row>
        <table:table-row table:style-name="ro1">
          <table:table-cell table:number-columns-repeated="2" office:value-type="float" office:value="1.04812" calcext:value-type="float">
            <text:p>1.04812</text:p>
          </table:table-cell>
          <table:table-cell office:value-type="float" office:value="2.28735" calcext:value-type="float">
            <text:p>2.28735</text:p>
          </table:table-cell>
          <table:table-cell office:value-type="float" office:value="0.270466" calcext:value-type="float">
            <text:p>0.270466</text:p>
          </table:table-cell>
          <table:table-cell office:value-type="float" office:value="1548110716765824" calcext:value-type="float">
            <text:p>1548110716765824</text:p>
          </table:table-cell>
          <table:table-cell table:formula="of:=SQRT([.C75]*[.C75]+[.D75]*[.D75])" office:value-type="float" office:value="2.30328501919671" calcext:value-type="float">
            <text:p>2.3032850192</text:p>
          </table:table-cell>
        </table:table-row>
        <table:table-row table:style-name="ro1">
          <table:table-cell table:number-columns-repeated="2" office:value-type="float" office:value="1.09029" calcext:value-type="float">
            <text:p>1.09029</text:p>
          </table:table-cell>
          <table:table-cell office:value-type="float" office:value="2.19322" calcext:value-type="float">
            <text:p>2.19322</text:p>
          </table:table-cell>
          <table:table-cell office:value-type="float" office:value="0.285742" calcext:value-type="float">
            <text:p>0.285742</text:p>
          </table:table-cell>
          <table:table-cell office:value-type="float" office:value="1548110716782594" calcext:value-type="float">
            <text:p>1548110716782594</text:p>
          </table:table-cell>
          <table:table-cell table:formula="of:=SQRT([.C76]*[.C76]+[.D76]*[.D76])" office:value-type="float" office:value="2.21175551518788" calcext:value-type="float">
            <text:p>2.2117555152</text:p>
          </table:table-cell>
        </table:table-row>
        <table:table-row table:style-name="ro1">
          <table:table-cell table:number-columns-repeated="2" office:value-type="float" office:value="1.10435" calcext:value-type="float">
            <text:p>1.10435</text:p>
          </table:table-cell>
          <table:table-cell office:value-type="float" office:value="1.92701" calcext:value-type="float">
            <text:p>1.92701</text:p>
          </table:table-cell>
          <table:table-cell office:value-type="float" office:value="0.266528" calcext:value-type="float">
            <text:p>0.266528</text:p>
          </table:table-cell>
          <table:table-cell office:value-type="float" office:value="1548110716799436" calcext:value-type="float">
            <text:p>1548110716799436</text:p>
          </table:table-cell>
          <table:table-cell table:formula="of:=SQRT([.C77]*[.C77]+[.D77]*[.D77])" office:value-type="float" office:value="1.94535465015611" calcext:value-type="float">
            <text:p>1.9453546502</text:p>
          </table:table-cell>
        </table:table-row>
        <table:table-row table:style-name="ro1">
          <table:table-cell table:number-columns-repeated="2" office:value-type="float" office:value="1.15373" calcext:value-type="float">
            <text:p>1.15373</text:p>
          </table:table-cell>
          <table:table-cell office:value-type="float" office:value="2.22703" calcext:value-type="float">
            <text:p>2.22703</text:p>
          </table:table-cell>
          <table:table-cell office:value-type="float" office:value="0.241476" calcext:value-type="float">
            <text:p>0.241476</text:p>
          </table:table-cell>
          <table:table-cell office:value-type="float" office:value="1548110716816207" calcext:value-type="float">
            <text:p>1548110716816207</text:p>
          </table:table-cell>
          <table:table-cell table:formula="of:=SQRT([.C78]*[.C78]+[.D78]*[.D78])" office:value-type="float" office:value="2.24008331976201" calcext:value-type="float">
            <text:p>2.2400833198</text:p>
          </table:table-cell>
        </table:table-row>
        <table:table-row table:style-name="ro1">
          <table:table-cell table:number-columns-repeated="2" office:value-type="float" office:value="1.17616" calcext:value-type="float">
            <text:p>1.17616</text:p>
          </table:table-cell>
          <table:table-cell office:value-type="float" office:value="2.23289" calcext:value-type="float">
            <text:p>2.23289</text:p>
          </table:table-cell>
          <table:table-cell office:value-type="float" office:value="0.227075" calcext:value-type="float">
            <text:p>0.227075</text:p>
          </table:table-cell>
          <table:table-cell office:value-type="float" office:value="1548110716832981" calcext:value-type="float">
            <text:p>1548110716832981</text:p>
          </table:table-cell>
          <table:table-cell table:formula="of:=SQRT([.C79]*[.C79]+[.D79]*[.D79])" office:value-type="float" office:value="2.24440656025708" calcext:value-type="float">
            <text:p>2.2444065603</text:p>
          </table:table-cell>
        </table:table-row>
        <table:table-row table:style-name="ro1">
          <table:table-cell table:number-columns-repeated="2" office:value-type="float" office:value="1.22967" calcext:value-type="float">
            <text:p>1.22967</text:p>
          </table:table-cell>
          <table:table-cell office:value-type="float" office:value="2.47978" calcext:value-type="float">
            <text:p>2.47978</text:p>
          </table:table-cell>
          <table:table-cell office:value-type="float" office:value="0.314499" calcext:value-type="float">
            <text:p>0.314499</text:p>
          </table:table-cell>
          <table:table-cell office:value-type="float" office:value="1548110716849718" calcext:value-type="float">
            <text:p>1548110716849718</text:p>
          </table:table-cell>
          <table:table-cell table:formula="of:=SQRT([.C80]*[.C80]+[.D80]*[.D80])" office:value-type="float" office:value="2.49964366848577" calcext:value-type="float">
            <text:p>2.4996436685</text:p>
          </table:table-cell>
        </table:table-row>
        <table:table-row table:style-name="ro1">
          <table:table-cell table:number-columns-repeated="2" office:value-type="float" office:value="1.26687" calcext:value-type="float">
            <text:p>1.26687</text:p>
          </table:table-cell>
          <table:table-cell office:value-type="float" office:value="2.15455" calcext:value-type="float">
            <text:p>2.15455</text:p>
          </table:table-cell>
          <table:table-cell office:value-type="float" office:value="0.248756" calcext:value-type="float">
            <text:p>0.248756</text:p>
          </table:table-cell>
          <table:table-cell office:value-type="float" office:value="1548110716866488" calcext:value-type="float">
            <text:p>1548110716866488</text:p>
          </table:table-cell>
          <table:table-cell table:formula="of:=SQRT([.C81]*[.C81]+[.D81]*[.D81])" office:value-type="float" office:value="2.16886266278803" calcext:value-type="float">
            <text:p>2.1688626628</text:p>
          </table:table-cell>
        </table:table-row>
        <table:table-row table:style-name="ro1">
          <table:table-cell table:number-columns-repeated="2" office:value-type="float" office:value="1.28841" calcext:value-type="float">
            <text:p>1.28841</text:p>
          </table:table-cell>
          <table:table-cell office:value-type="float" office:value="2.15409" calcext:value-type="float">
            <text:p>2.15409</text:p>
          </table:table-cell>
          <table:table-cell office:value-type="float" office:value="0.20232" calcext:value-type="float">
            <text:p>0.20232</text:p>
          </table:table-cell>
          <table:table-cell office:value-type="float" office:value="1548110716883262" calcext:value-type="float">
            <text:p>1548110716883262</text:p>
          </table:table-cell>
          <table:table-cell table:formula="of:=SQRT([.C82]*[.C82]+[.D82]*[.D82])" office:value-type="float" office:value="2.16357045424918" calcext:value-type="float">
            <text:p>2.1635704542</text:p>
          </table:table-cell>
        </table:table-row>
        <table:table-row table:style-name="ro1">
          <table:table-cell table:number-columns-repeated="2" office:value-type="float" office:value="1.33933" calcext:value-type="float">
            <text:p>1.33933</text:p>
          </table:table-cell>
          <table:table-cell office:value-type="float" office:value="2.37118" calcext:value-type="float">
            <text:p>2.37118</text:p>
          </table:table-cell>
          <table:table-cell office:value-type="float" office:value="0.284894" calcext:value-type="float">
            <text:p>0.284894</text:p>
          </table:table-cell>
          <table:table-cell office:value-type="float" office:value="1548110716900040" calcext:value-type="float">
            <text:p>1548110716900040</text:p>
          </table:table-cell>
          <table:table-cell table:formula="of:=SQRT([.C83]*[.C83]+[.D83]*[.D83])" office:value-type="float" office:value="2.38823348599671" calcext:value-type="float">
            <text:p>2.388233486</text:p>
          </table:table-cell>
        </table:table-row>
        <table:table-row table:style-name="ro1">
          <table:table-cell table:number-columns-repeated="2" office:value-type="float" office:value="1.37464" calcext:value-type="float">
            <text:p>1.37464</text:p>
          </table:table-cell>
          <table:table-cell office:value-type="float" office:value="2.05246" calcext:value-type="float">
            <text:p>2.05246</text:p>
          </table:table-cell>
          <table:table-cell office:value-type="float" office:value="0.231776" calcext:value-type="float">
            <text:p>0.231776</text:p>
          </table:table-cell>
          <table:table-cell office:value-type="float" office:value="1548110716916805" calcext:value-type="float">
            <text:p>1548110716916805</text:p>
          </table:table-cell>
          <table:table-cell table:formula="of:=SQRT([.C84]*[.C84]+[.D84]*[.D84])" office:value-type="float" office:value="2.06550530519193" calcext:value-type="float">
            <text:p>2.0655053052</text:p>
          </table:table-cell>
        </table:table-row>
        <table:table-row table:style-name="ro1">
          <table:table-cell table:number-columns-repeated="2" office:value-type="float" office:value="1.38975" calcext:value-type="float">
            <text:p>1.38975</text:p>
          </table:table-cell>
          <table:table-cell office:value-type="float" office:value="1.86935" calcext:value-type="float">
            <text:p>1.86935</text:p>
          </table:table-cell>
          <table:table-cell office:value-type="float" office:value="0.192626" calcext:value-type="float">
            <text:p>0.192626</text:p>
          </table:table-cell>
          <table:table-cell office:value-type="float" office:value="1548110716933572" calcext:value-type="float">
            <text:p>1548110716933572</text:p>
          </table:table-cell>
          <table:table-cell table:formula="of:=SQRT([.C85]*[.C85]+[.D85]*[.D85])" office:value-type="float" office:value="1.87924830673756" calcext:value-type="float">
            <text:p>1.8792483067</text:p>
          </table:table-cell>
        </table:table-row>
        <table:table-row table:style-name="ro1">
          <table:table-cell table:number-columns-repeated="2" office:value-type="float" office:value="1.48639" calcext:value-type="float">
            <text:p>1.48639</text:p>
          </table:table-cell>
          <table:table-cell office:value-type="float" office:value="2.86927" calcext:value-type="float">
            <text:p>2.86927</text:p>
          </table:table-cell>
          <table:table-cell office:value-type="float" office:value="0.435331" calcext:value-type="float">
            <text:p>0.435331</text:p>
          </table:table-cell>
          <table:table-cell office:value-type="float" office:value="1548110716950364" calcext:value-type="float">
            <text:p>1548110716950364</text:p>
          </table:table-cell>
          <table:table-cell table:formula="of:=SQRT([.C86]*[.C86]+[.D86]*[.D86])" office:value-type="float" office:value="2.90210671968847" calcext:value-type="float">
            <text:p>2.9021067197</text:p>
          </table:table-cell>
        </table:table-row>
        <table:table-row table:style-name="ro1">
          <table:table-cell table:number-columns-repeated="2" office:value-type="float" office:value="1.53024" calcext:value-type="float">
            <text:p>1.53024</text:p>
          </table:table-cell>
          <table:table-cell office:value-type="float" office:value="2.51156" calcext:value-type="float">
            <text:p>2.51156</text:p>
          </table:table-cell>
          <table:table-cell office:value-type="float" office:value="0.32922" calcext:value-type="float">
            <text:p>0.32922</text:p>
          </table:table-cell>
          <table:table-cell office:value-type="float" office:value="1548110716967100" calcext:value-type="float">
            <text:p>1548110716967100</text:p>
          </table:table-cell>
          <table:table-cell table:formula="of:=SQRT([.C87]*[.C87]+[.D87]*[.D87])" office:value-type="float" office:value="2.53304548755051" calcext:value-type="float">
            <text:p>2.5330454876</text:p>
          </table:table-cell>
        </table:table-row>
        <table:table-row table:style-name="ro1">
          <table:table-cell table:number-columns-repeated="2" office:value-type="float" office:value="1.54058" calcext:value-type="float">
            <text:p>1.54058</text:p>
          </table:table-cell>
          <table:table-cell office:value-type="float" office:value="2.01396" calcext:value-type="float">
            <text:p>2.01396</text:p>
          </table:table-cell>
          <table:table-cell office:value-type="float" office:value="0.214902" calcext:value-type="float">
            <text:p>0.214902</text:p>
          </table:table-cell>
          <table:table-cell office:value-type="float" office:value="1548110716983867" calcext:value-type="float">
            <text:p>1548110716983867</text:p>
          </table:table-cell>
          <table:table-cell table:formula="of:=SQRT([.C88]*[.C88]+[.D88]*[.D88])" office:value-type="float" office:value="2.02539323372129" calcext:value-type="float">
            <text:p>2.0253932337</text:p>
          </table:table-cell>
        </table:table-row>
        <table:table-row table:style-name="ro1">
          <table:table-cell table:number-columns-repeated="2" office:value-type="float" office:value="1.58933" calcext:value-type="float">
            <text:p>1.58933</text:p>
          </table:table-cell>
          <table:table-cell office:value-type="float" office:value="2.24815" calcext:value-type="float">
            <text:p>2.24815</text:p>
          </table:table-cell>
          <table:table-cell office:value-type="float" office:value="0.272348" calcext:value-type="float">
            <text:p>0.272348</text:p>
          </table:table-cell>
          <table:table-cell office:value-type="float" office:value="1548110717000641" calcext:value-type="float">
            <text:p>1548110717000641</text:p>
          </table:table-cell>
          <table:table-cell table:formula="of:=SQRT([.C89]*[.C89]+[.D89]*[.D89])" office:value-type="float" office:value="2.26458646458995" calcext:value-type="float">
            <text:p>2.2645864646</text:p>
          </table:table-cell>
        </table:table-row>
        <table:table-row table:style-name="ro1">
          <table:table-cell table:number-columns-repeated="2" office:value-type="float" office:value="1.62815" calcext:value-type="float">
            <text:p>1.62815</text:p>
          </table:table-cell>
          <table:table-cell office:value-type="float" office:value="2.08626" calcext:value-type="float">
            <text:p>2.08626</text:p>
          </table:table-cell>
          <table:table-cell office:value-type="float" office:value="0.245201" calcext:value-type="float">
            <text:p>0.245201</text:p>
          </table:table-cell>
          <table:table-cell office:value-type="float" office:value="1548110717017560" calcext:value-type="float">
            <text:p>1548110717017560</text:p>
          </table:table-cell>
          <table:table-cell table:formula="of:=SQRT([.C90]*[.C90]+[.D90]*[.D90])" office:value-type="float" office:value="2.10061998419538" calcext:value-type="float">
            <text:p>2.1006199842</text:p>
          </table:table-cell>
        </table:table-row>
        <table:table-row table:style-name="ro1">
          <table:table-cell table:number-columns-repeated="2" office:value-type="float" office:value="1.64606" calcext:value-type="float">
            <text:p>1.64606</text:p>
          </table:table-cell>
          <table:table-cell office:value-type="float" office:value="1.98677" calcext:value-type="float">
            <text:p>1.98677</text:p>
          </table:table-cell>
          <table:table-cell office:value-type="float" office:value="0.267407" calcext:value-type="float">
            <text:p>0.267407</text:p>
          </table:table-cell>
          <table:table-cell office:value-type="float" office:value="1548110717034183" calcext:value-type="float">
            <text:p>1548110717034183</text:p>
          </table:table-cell>
          <table:table-cell table:formula="of:=SQRT([.C91]*[.C91]+[.D91]*[.D91])" office:value-type="float" office:value="2.00468489707211" calcext:value-type="float">
            <text:p>2.0046848971</text:p>
          </table:table-cell>
        </table:table-row>
        <table:table-row table:style-name="ro1">
          <table:table-cell table:number-columns-repeated="2" office:value-type="float" office:value="1.69897" calcext:value-type="float">
            <text:p>1.69897</text:p>
          </table:table-cell>
          <table:table-cell office:value-type="float" office:value="2.3511" calcext:value-type="float">
            <text:p>2.3511</text:p>
          </table:table-cell>
          <table:table-cell office:value-type="float" office:value="0.254537" calcext:value-type="float">
            <text:p>0.254537</text:p>
          </table:table-cell>
          <table:table-cell office:value-type="float" office:value="1548110717050959" calcext:value-type="float">
            <text:p>1548110717050959</text:p>
          </table:table-cell>
          <table:table-cell table:formula="of:=SQRT([.C92]*[.C92]+[.D92]*[.D92])" office:value-type="float" office:value="2.36483832309293" calcext:value-type="float">
            <text:p>2.3648383231</text:p>
          </table:table-cell>
        </table:table-row>
        <table:table-row table:style-name="ro1">
          <table:table-cell table:number-columns-repeated="2" office:value-type="float" office:value="1.74332" calcext:value-type="float">
            <text:p>1.74332</text:p>
          </table:table-cell>
          <table:table-cell office:value-type="float" office:value="2.28073" calcext:value-type="float">
            <text:p>2.28073</text:p>
          </table:table-cell>
          <table:table-cell office:value-type="float" office:value="0.21954" calcext:value-type="float">
            <text:p>0.21954</text:p>
          </table:table-cell>
          <table:table-cell office:value-type="float" office:value="1548110717069745" calcext:value-type="float">
            <text:p>1548110717069745</text:p>
          </table:table-cell>
          <table:table-cell table:formula="of:=SQRT([.C93]*[.C93]+[.D93]*[.D93])" office:value-type="float" office:value="2.29127194904926" calcext:value-type="float">
            <text:p>2.291271949</text:p>
          </table:table-cell>
        </table:table-row>
        <table:table-row table:style-name="ro1">
          <table:table-cell table:number-columns-repeated="2" office:value-type="float" office:value="1.75524" calcext:value-type="float">
            <text:p>1.75524</text:p>
          </table:table-cell>
          <table:table-cell office:value-type="float" office:value="1.91299" calcext:value-type="float">
            <text:p>1.91299</text:p>
          </table:table-cell>
          <table:table-cell office:value-type="float" office:value="0.191785" calcext:value-type="float">
            <text:p>0.191785</text:p>
          </table:table-cell>
          <table:table-cell office:value-type="float" office:value="1548110717086522" calcext:value-type="float">
            <text:p>1548110717086522</text:p>
          </table:table-cell>
          <table:table-cell table:formula="of:=SQRT([.C94]*[.C94]+[.D94]*[.D94])" office:value-type="float" office:value="1.92257957607091" calcext:value-type="float">
            <text:p>1.9225795761</text:p>
          </table:table-cell>
        </table:table-row>
        <table:table-row table:style-name="ro1">
          <table:table-cell table:number-columns-repeated="2" office:value-type="float" office:value="1.8006" calcext:value-type="float">
            <text:p>1.8006</text:p>
          </table:table-cell>
          <table:table-cell office:value-type="float" office:value="2.10944" calcext:value-type="float">
            <text:p>2.10944</text:p>
          </table:table-cell>
          <table:table-cell office:value-type="float" office:value="0.382975" calcext:value-type="float">
            <text:p>0.382975</text:p>
          </table:table-cell>
          <table:table-cell office:value-type="float" office:value="1548110717103295" calcext:value-type="float">
            <text:p>1548110717103295</text:p>
          </table:table-cell>
          <table:table-cell table:formula="of:=SQRT([.C95]*[.C95]+[.D95]*[.D95])" office:value-type="float" office:value="2.14392326453747" calcext:value-type="float">
            <text:p>2.1439232645</text:p>
          </table:table-cell>
        </table:table-row>
        <table:table-row table:style-name="ro1">
          <table:table-cell table:number-columns-repeated="2" office:value-type="float" office:value="1.84628" calcext:value-type="float">
            <text:p>1.84628</text:p>
          </table:table-cell>
          <table:table-cell office:value-type="float" office:value="2.20114" calcext:value-type="float">
            <text:p>2.20114</text:p>
          </table:table-cell>
          <table:table-cell office:value-type="float" office:value="0.339093" calcext:value-type="float">
            <text:p>0.339093</text:p>
          </table:table-cell>
          <table:table-cell office:value-type="float" office:value="1548110717120065" calcext:value-type="float">
            <text:p>1548110717120065</text:p>
          </table:table-cell>
          <table:table-cell table:formula="of:=SQRT([.C96]*[.C96]+[.D96]*[.D96])" office:value-type="float" office:value="2.22710605096592" calcext:value-type="float">
            <text:p>2.227106051</text:p>
          </table:table-cell>
        </table:table-row>
        <table:table-row table:style-name="ro1">
          <table:table-cell table:number-columns-repeated="2" office:value-type="float" office:value="1.86274" calcext:value-type="float">
            <text:p>1.86274</text:p>
          </table:table-cell>
          <table:table-cell office:value-type="float" office:value="2.01378" calcext:value-type="float">
            <text:p>2.01378</text:p>
          </table:table-cell>
          <table:table-cell office:value-type="float" office:value="0.294947" calcext:value-type="float">
            <text:p>0.294947</text:p>
          </table:table-cell>
          <table:table-cell office:value-type="float" office:value="1548110717136862" calcext:value-type="float">
            <text:p>1548110717136862</text:p>
          </table:table-cell>
          <table:table-cell table:formula="of:=SQRT([.C97]*[.C97]+[.D97]*[.D97])" office:value-type="float" office:value="2.03526500024174" calcext:value-type="float">
            <text:p>2.0352650002</text:p>
          </table:table-cell>
        </table:table-row>
        <table:table-row table:style-name="ro1">
          <table:table-cell table:number-columns-repeated="2" office:value-type="float" office:value="1.913" calcext:value-type="float">
            <text:p>1.913</text:p>
          </table:table-cell>
          <table:table-cell office:value-type="float" office:value="2.29003" calcext:value-type="float">
            <text:p>2.29003</text:p>
          </table:table-cell>
          <table:table-cell office:value-type="float" office:value="0.322869" calcext:value-type="float">
            <text:p>0.322869</text:p>
          </table:table-cell>
          <table:table-cell office:value-type="float" office:value="1548110717153595" calcext:value-type="float">
            <text:p>1548110717153595</text:p>
          </table:table-cell>
          <table:table-cell table:formula="of:=SQRT([.C98]*[.C98]+[.D98]*[.D98])" office:value-type="float" office:value="2.31267848869249" calcext:value-type="float">
            <text:p>2.3126784887</text:p>
          </table:table-cell>
        </table:table-row>
        <table:table-row table:style-name="ro1">
          <table:table-cell table:number-columns-repeated="2" office:value-type="float" office:value="1.95164" calcext:value-type="float">
            <text:p>1.95164</text:p>
          </table:table-cell>
          <table:table-cell office:value-type="float" office:value="2.10157" calcext:value-type="float">
            <text:p>2.10157</text:p>
          </table:table-cell>
          <table:table-cell office:value-type="float" office:value="0.259942" calcext:value-type="float">
            <text:p>0.259942</text:p>
          </table:table-cell>
          <table:table-cell office:value-type="float" office:value="1548110717170353" calcext:value-type="float">
            <text:p>1548110717170353</text:p>
          </table:table-cell>
          <table:table-cell table:formula="of:=SQRT([.C99]*[.C99]+[.D99]*[.D99])" office:value-type="float" office:value="2.11758501795418" calcext:value-type="float">
            <text:p>2.117585018</text:p>
          </table:table-cell>
        </table:table-row>
        <table:table-row table:style-name="ro1">
          <table:table-cell table:number-columns-repeated="2" office:value-type="float" office:value="1.96662" calcext:value-type="float">
            <text:p>1.96662</text:p>
          </table:table-cell>
          <table:table-cell office:value-type="float" office:value="1.89744" calcext:value-type="float">
            <text:p>1.89744</text:p>
          </table:table-cell>
          <table:table-cell office:value-type="float" office:value="0.284023" calcext:value-type="float">
            <text:p>0.284023</text:p>
          </table:table-cell>
          <table:table-cell office:value-type="float" office:value="1548110717187174" calcext:value-type="float">
            <text:p>1548110717187174</text:p>
          </table:table-cell>
          <table:table-cell table:formula="of:=SQRT([.C100]*[.C100]+[.D100]*[.D100])" office:value-type="float" office:value="1.91857958347549" calcext:value-type="float">
            <text:p>1.9185795835</text:p>
          </table:table-cell>
        </table:table-row>
        <table:table-row table:style-name="ro1">
          <table:table-cell table:number-columns-repeated="2" office:value-type="float" office:value="2.01902" calcext:value-type="float">
            <text:p>2.01902</text:p>
          </table:table-cell>
          <table:table-cell office:value-type="float" office:value="2.29743" calcext:value-type="float">
            <text:p>2.29743</text:p>
          </table:table-cell>
          <table:table-cell office:value-type="float" office:value="0.253946" calcext:value-type="float">
            <text:p>0.253946</text:p>
          </table:table-cell>
          <table:table-cell office:value-type="float" office:value="1548110717203942" calcext:value-type="float">
            <text:p>1548110717203942</text:p>
          </table:table-cell>
          <table:table-cell table:formula="of:=SQRT([.C101]*[.C101]+[.D101]*[.D101])" office:value-type="float" office:value="2.31142232744602" calcext:value-type="float">
            <text:p>2.3114223274</text:p>
          </table:table-cell>
        </table:table-row>
        <table:table-row table:style-name="ro1">
          <table:table-cell table:number-columns-repeated="2" office:value-type="float" office:value="2.05424" calcext:value-type="float">
            <text:p>2.05424</text:p>
          </table:table-cell>
          <table:table-cell office:value-type="float" office:value="2.01494" calcext:value-type="float">
            <text:p>2.01494</text:p>
          </table:table-cell>
          <table:table-cell office:value-type="float" office:value="0.422092" calcext:value-type="float">
            <text:p>0.422092</text:p>
          </table:table-cell>
          <table:table-cell office:value-type="float" office:value="1548110717220727" calcext:value-type="float">
            <text:p>1548110717220727</text:p>
          </table:table-cell>
          <table:table-cell table:formula="of:=SQRT([.C102]*[.C102]+[.D102]*[.D102])" office:value-type="float" office:value="2.05867551111485" calcext:value-type="float">
            <text:p>2.0586755111</text:p>
          </table:table-cell>
        </table:table-row>
        <table:table-row table:style-name="ro1">
          <table:table-cell table:number-columns-repeated="2" office:value-type="float" office:value="2.0749" calcext:value-type="float">
            <text:p>2.0749</text:p>
          </table:table-cell>
          <table:table-cell office:value-type="float" office:value="2.03224" calcext:value-type="float">
            <text:p>2.03224</text:p>
          </table:table-cell>
          <table:table-cell office:value-type="float" office:value="0.22071" calcext:value-type="float">
            <text:p>0.22071</text:p>
          </table:table-cell>
          <table:table-cell office:value-type="float" office:value="1548110717237498" calcext:value-type="float">
            <text:p>1548110717237498</text:p>
          </table:table-cell>
          <table:table-cell table:formula="of:=SQRT([.C103]*[.C103]+[.D103]*[.D103])" office:value-type="float" office:value="2.04418989374764" calcext:value-type="float">
            <text:p>2.04418989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1T17:47:16.990470546</dc:date>
    <meta:editing-duration>PT1M53S</meta:editing-duration>
    <meta:editing-cycles>1</meta:editing-cycles>
    <meta:document-statistic meta:table-count="1" meta:cell-count="564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31cm" svg:y="3.952cm" style:legend-expansion="high" chart:style-name="ch2"/>
        <chart:plot-area chart:style-name="ch3" table:cell-range-address="test.E1:test.F261" svg:x="0.32cm" svg:y="0.18cm" svg:width="11.291cm" svg:height="8.64cm">
          <chartooo:coordinate-region svg:x="1.802cm" svg:y="0.379cm" svg:width="8.32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.F1:test.F261" chart:class="chart:scatter">
            <chart:domain table:cell-range-address="test.E1:test.E261"/>
            <chart:regression-curve chart:style-name="ch7">
              <chart:equation chart:display-equation="true" chart:display-r-square="true" svg:x="7.11cm" svg:y="0.635cm"/>
            </chart:regression-curve>
            <chart:data-point chart:repeated="26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est.E1:test.E261</svg:desc>
                </draw:g>
              </table:table-cell>
              <table:table-cell office:value-type="float" office:value="NaN">
                <text:p>NaN</text:p>
                <draw:g>
                  <svg:desc>test.F1:test.F2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48110715669016">
                <text:p>1548110715669016</text:p>
              </table:table-cell>
              <table:table-cell office:value-type="float" office:value="2.70522618474981">
                <text:p>2.705226184749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48110715686288">
                <text:p>1548110715686288</text:p>
              </table:table-cell>
              <table:table-cell office:value-type="float" office:value="2.14082267502028">
                <text:p>2.140822675020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48110715702984">
                <text:p>1548110715702984</text:p>
              </table:table-cell>
              <table:table-cell office:value-type="float" office:value="2.67624571450456">
                <text:p>2.676245714504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48110715719732">
                <text:p>1548110715719732</text:p>
              </table:table-cell>
              <table:table-cell office:value-type="float" office:value="2.68097892205441">
                <text:p>2.680978922054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48110715736468">
                <text:p>1548110715736468</text:p>
              </table:table-cell>
              <table:table-cell office:value-type="float" office:value="2.57539376705796">
                <text:p>2.575393767057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48110715753274">
                <text:p>1548110715753274</text:p>
              </table:table-cell>
              <table:table-cell office:value-type="float" office:value="3.22829815032069">
                <text:p>3.228298150320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48110715770027">
                <text:p>1548110715770027</text:p>
              </table:table-cell>
              <table:table-cell office:value-type="float" office:value="3.04817600743477">
                <text:p>3.048176007434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48110715786801">
                <text:p>1548110715786801</text:p>
              </table:table-cell>
              <table:table-cell office:value-type="float" office:value="2.66883965505629">
                <text:p>2.668839655056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48110715803536">
                <text:p>1548110715803536</text:p>
              </table:table-cell>
              <table:table-cell office:value-type="float" office:value="2.98159245063171">
                <text:p>2.981592450631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48110715820345">
                <text:p>1548110715820345</text:p>
              </table:table-cell>
              <table:table-cell office:value-type="float" office:value="2.65333334429657">
                <text:p>2.653333344296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48110715837118">
                <text:p>1548110715837118</text:p>
              </table:table-cell>
              <table:table-cell office:value-type="float" office:value="2.25178846667288">
                <text:p>2.251788466672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48110715853883">
                <text:p>1548110715853883</text:p>
              </table:table-cell>
              <table:table-cell office:value-type="float" office:value="2.55919856225909">
                <text:p>2.559198562259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48110715870608">
                <text:p>1548110715870608</text:p>
              </table:table-cell>
              <table:table-cell office:value-type="float" office:value="2.78061829414269">
                <text:p>2.780618294142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48110715887409">
                <text:p>1548110715887409</text:p>
              </table:table-cell>
              <table:table-cell office:value-type="float" office:value="2.2675105100784">
                <text:p>2.26751051007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48110715904131">
                <text:p>1548110715904131</text:p>
              </table:table-cell>
              <table:table-cell office:value-type="float" office:value="2.62503921880207">
                <text:p>2.625039218802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48110715921083">
                <text:p>1548110715921083</text:p>
              </table:table-cell>
              <table:table-cell office:value-type="float" office:value="2.57435676846878">
                <text:p>2.574356768468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48110715937695">
                <text:p>1548110715937695</text:p>
              </table:table-cell>
              <table:table-cell office:value-type="float" office:value="2.01244129221824">
                <text:p>2.012441292218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48110715954432">
                <text:p>1548110715954432</text:p>
              </table:table-cell>
              <table:table-cell office:value-type="float" office:value="2.41563175906615">
                <text:p>2.415631759066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48110715971225">
                <text:p>1548110715971225</text:p>
              </table:table-cell>
              <table:table-cell office:value-type="float" office:value="2.42406472809391">
                <text:p>2.424064728093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48110715988021">
                <text:p>1548110715988021</text:p>
              </table:table-cell>
              <table:table-cell office:value-type="float" office:value="2.7054698425828">
                <text:p>2.70546984258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48110716004809">
                <text:p>1548110716004809</text:p>
              </table:table-cell>
              <table:table-cell office:value-type="float" office:value="2.4344596303946">
                <text:p>2.43445963039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48110716021580">
                <text:p>1548110716021580</text:p>
              </table:table-cell>
              <table:table-cell office:value-type="float" office:value="2.16574017291295">
                <text:p>2.165740172912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48110716038324">
                <text:p>1548110716038324</text:p>
              </table:table-cell>
              <table:table-cell office:value-type="float" office:value="2.52636718300033">
                <text:p>2.526367183000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48110716056333">
                <text:p>1548110716056333</text:p>
              </table:table-cell>
              <table:table-cell office:value-type="float" office:value="2.3725017612377">
                <text:p>2.37250176123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48110716073134">
                <text:p>1548110716073134</text:p>
              </table:table-cell>
              <table:table-cell office:value-type="float" office:value="2.51294379953552">
                <text:p>2.512943799535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48110716089910">
                <text:p>1548110716089910</text:p>
              </table:table-cell>
              <table:table-cell office:value-type="float" office:value="2.87835851336764">
                <text:p>2.878358513367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48110716106673">
                <text:p>1548110716106673</text:p>
              </table:table-cell>
              <table:table-cell office:value-type="float" office:value="2.58664856024335">
                <text:p>2.586648560243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48110716123454">
                <text:p>1548110716123454</text:p>
              </table:table-cell>
              <table:table-cell office:value-type="float" office:value="2.16702334829161">
                <text:p>2.167023348291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48110716140230">
                <text:p>1548110716140230</text:p>
              </table:table-cell>
              <table:table-cell office:value-type="float" office:value="2.35192203506855">
                <text:p>2.351922035068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48110716156952">
                <text:p>1548110716156952</text:p>
              </table:table-cell>
              <table:table-cell office:value-type="float" office:value="2.22469821014537">
                <text:p>2.224698210145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48110716173734">
                <text:p>1548110716173734</text:p>
              </table:table-cell>
              <table:table-cell office:value-type="float" office:value="2.04808521355924">
                <text:p>2.048085213559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48110716190507">
                <text:p>1548110716190507</text:p>
              </table:table-cell>
              <table:table-cell office:value-type="float" office:value="2.31630101067111">
                <text:p>2.316301010671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48110716207280">
                <text:p>1548110716207280</text:p>
              </table:table-cell>
              <table:table-cell office:value-type="float" office:value="2.25085750903095">
                <text:p>2.250857509030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48110716224066">
                <text:p>1548110716224066</text:p>
              </table:table-cell>
              <table:table-cell office:value-type="float" office:value="1.97426550115328">
                <text:p>1.9742655011532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48110716240807">
                <text:p>1548110716240807</text:p>
              </table:table-cell>
              <table:table-cell office:value-type="float" office:value="2.3502848728886">
                <text:p>2.35028487288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48110716257518">
                <text:p>1548110716257518</text:p>
              </table:table-cell>
              <table:table-cell office:value-type="float" office:value="2.16149686114715">
                <text:p>2.161496861147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48110716274303">
                <text:p>1548110716274303</text:p>
              </table:table-cell>
              <table:table-cell office:value-type="float" office:value="2.16149686114715">
                <text:p>2.161496861147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48110716291065">
                <text:p>1548110716291065</text:p>
              </table:table-cell>
              <table:table-cell office:value-type="float" office:value="1.91105719814976">
                <text:p>1.911057198149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48110716307785">
                <text:p>1548110716307785</text:p>
              </table:table-cell>
              <table:table-cell office:value-type="float" office:value="2.07696439335416">
                <text:p>2.076964393354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48110716324572">
                <text:p>1548110716324572</text:p>
              </table:table-cell>
              <table:table-cell office:value-type="float" office:value="1.94547617262613">
                <text:p>1.945476172626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48110716341343">
                <text:p>1548110716341343</text:p>
              </table:table-cell>
              <table:table-cell office:value-type="float" office:value="2.31368289591206">
                <text:p>2.313682895912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48110716358060">
                <text:p>1548110716358060</text:p>
              </table:table-cell>
              <table:table-cell office:value-type="float" office:value="2.27644219816999">
                <text:p>2.276442198169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48110716377547">
                <text:p>1548110716377547</text:p>
              </table:table-cell>
              <table:table-cell office:value-type="float" office:value="1.95994388294563">
                <text:p>1.9599438829456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48110716394255">
                <text:p>1548110716394255</text:p>
              </table:table-cell>
              <table:table-cell office:value-type="float" office:value="1.82812150673882">
                <text:p>1.8281215067388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48110716411418">
                <text:p>1548110716411418</text:p>
              </table:table-cell>
              <table:table-cell office:value-type="float" office:value="2.15876179417021">
                <text:p>2.1587617941702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48110716428328">
                <text:p>1548110716428328</text:p>
              </table:table-cell>
              <table:table-cell office:value-type="float" office:value="2.17486878210181">
                <text:p>2.1748687821018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48110716444969">
                <text:p>1548110716444969</text:p>
              </table:table-cell>
              <table:table-cell office:value-type="float" office:value="2.00859901401474">
                <text:p>2.008599014014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48110716461708">
                <text:p>1548110716461708</text:p>
              </table:table-cell>
              <table:table-cell office:value-type="float" office:value="2.30255104833335">
                <text:p>2.302551048333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48110716478479">
                <text:p>1548110716478479</text:p>
              </table:table-cell>
              <table:table-cell office:value-type="float" office:value="2.51534133103959">
                <text:p>2.515341331039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48110716497074">
                <text:p>1548110716497074</text:p>
              </table:table-cell>
              <table:table-cell office:value-type="float" office:value="2.89111290155262">
                <text:p>2.8911129015526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48110716513799">
                <text:p>1548110716513799</text:p>
              </table:table-cell>
              <table:table-cell office:value-type="float" office:value="2.45448698188135">
                <text:p>2.454486981881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48110716530532">
                <text:p>1548110716530532</text:p>
              </table:table-cell>
              <table:table-cell office:value-type="float" office:value="2.08038915950382">
                <text:p>2.0803891595038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48110716547304">
                <text:p>1548110716547304</text:p>
              </table:table-cell>
              <table:table-cell office:value-type="float" office:value="1.82718094781798">
                <text:p>1.827180947817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48110716564629">
                <text:p>1548110716564629</text:p>
              </table:table-cell>
              <table:table-cell office:value-type="float" office:value="2.15459209838336">
                <text:p>2.1545920983833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48110716581398">
                <text:p>1548110716581398</text:p>
              </table:table-cell>
              <table:table-cell office:value-type="float" office:value="2.16393525252051">
                <text:p>2.163935252520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48110716598140">
                <text:p>1548110716598140</text:p>
              </table:table-cell>
              <table:table-cell office:value-type="float" office:value="1.96522716645201">
                <text:p>1.965227166452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48110716614903">
                <text:p>1548110716614903</text:p>
              </table:table-cell>
              <table:table-cell office:value-type="float" office:value="2.26310147053131">
                <text:p>2.2631014705313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48110716631687">
                <text:p>1548110716631687</text:p>
              </table:table-cell>
              <table:table-cell office:value-type="float" office:value="2.29658012485173">
                <text:p>2.296580124851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48110716648420">
                <text:p>1548110716648420</text:p>
              </table:table-cell>
              <table:table-cell office:value-type="float" office:value="1.9075352856524">
                <text:p>1.90753528565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48110716665213">
                <text:p>1548110716665213</text:p>
              </table:table-cell>
              <table:table-cell office:value-type="float" office:value="2.2991308167438">
                <text:p>2.29913081674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48110716682011">
                <text:p>1548110716682011</text:p>
              </table:table-cell>
              <table:table-cell office:value-type="float" office:value="2.24408257283461">
                <text:p>2.2440825728346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48110716698737">
                <text:p>1548110716698737</text:p>
              </table:table-cell>
              <table:table-cell office:value-type="float" office:value="1.94126530185238">
                <text:p>1.941265301852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48110716715505">
                <text:p>1548110716715505</text:p>
              </table:table-cell>
              <table:table-cell office:value-type="float" office:value="2.27572002058689">
                <text:p>2.275720020586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48110716732233">
                <text:p>1548110716732233</text:p>
              </table:table-cell>
              <table:table-cell office:value-type="float" office:value="2.29448459251397">
                <text:p>2.294484592513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48110716749044">
                <text:p>1548110716749044</text:p>
              </table:table-cell>
              <table:table-cell office:value-type="float" office:value="2.06585985286999">
                <text:p>2.065859852869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48110716765824">
                <text:p>1548110716765824</text:p>
              </table:table-cell>
              <table:table-cell office:value-type="float" office:value="2.30328501919671">
                <text:p>2.3032850191967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48110716782594">
                <text:p>1548110716782594</text:p>
              </table:table-cell>
              <table:table-cell office:value-type="float" office:value="2.21175551518788">
                <text:p>2.2117555151878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48110716799436">
                <text:p>1548110716799436</text:p>
              </table:table-cell>
              <table:table-cell office:value-type="float" office:value="1.94535465015611">
                <text:p>1.9453546501561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48110716816207">
                <text:p>1548110716816207</text:p>
              </table:table-cell>
              <table:table-cell office:value-type="float" office:value="2.24008331976201">
                <text:p>2.240083319762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48110716832981">
                <text:p>1548110716832981</text:p>
              </table:table-cell>
              <table:table-cell office:value-type="float" office:value="2.24440656025708">
                <text:p>2.244406560257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48110716849718">
                <text:p>1548110716849718</text:p>
              </table:table-cell>
              <table:table-cell office:value-type="float" office:value="2.49964366848577">
                <text:p>2.4996436684857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548110716866488">
                <text:p>1548110716866488</text:p>
              </table:table-cell>
              <table:table-cell office:value-type="float" office:value="2.16886266278803">
                <text:p>2.1688626627880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48110716883262">
                <text:p>1548110716883262</text:p>
              </table:table-cell>
              <table:table-cell office:value-type="float" office:value="2.16357045424918">
                <text:p>2.1635704542491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48110716900040">
                <text:p>1548110716900040</text:p>
              </table:table-cell>
              <table:table-cell office:value-type="float" office:value="2.38823348599671">
                <text:p>2.3882334859967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548110716916805">
                <text:p>1548110716916805</text:p>
              </table:table-cell>
              <table:table-cell office:value-type="float" office:value="2.06550530519193">
                <text:p>2.0655053051919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48110716933572">
                <text:p>1548110716933572</text:p>
              </table:table-cell>
              <table:table-cell office:value-type="float" office:value="1.87924830673756">
                <text:p>1.879248306737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48110716950364">
                <text:p>1548110716950364</text:p>
              </table:table-cell>
              <table:table-cell office:value-type="float" office:value="2.90210671968847">
                <text:p>2.9021067196884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48110716967100">
                <text:p>1548110716967100</text:p>
              </table:table-cell>
              <table:table-cell office:value-type="float" office:value="2.53304548755051">
                <text:p>2.5330454875505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48110716983867">
                <text:p>1548110716983867</text:p>
              </table:table-cell>
              <table:table-cell office:value-type="float" office:value="2.02539323372129">
                <text:p>2.0253932337212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48110717000641">
                <text:p>1548110717000641</text:p>
              </table:table-cell>
              <table:table-cell office:value-type="float" office:value="2.26458646458995">
                <text:p>2.2645864645899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48110717017560">
                <text:p>1548110717017560</text:p>
              </table:table-cell>
              <table:table-cell office:value-type="float" office:value="2.10061998419538">
                <text:p>2.1006199841953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48110717034183">
                <text:p>1548110717034183</text:p>
              </table:table-cell>
              <table:table-cell office:value-type="float" office:value="2.00468489707211">
                <text:p>2.0046848970721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548110717050959">
                <text:p>1548110717050959</text:p>
              </table:table-cell>
              <table:table-cell office:value-type="float" office:value="2.36483832309293">
                <text:p>2.3648383230929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48110717069745">
                <text:p>1548110717069745</text:p>
              </table:table-cell>
              <table:table-cell office:value-type="float" office:value="2.29127194904926">
                <text:p>2.2912719490492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48110717086522">
                <text:p>1548110717086522</text:p>
              </table:table-cell>
              <table:table-cell office:value-type="float" office:value="1.92257957607091">
                <text:p>1.922579576070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48110717103295">
                <text:p>1548110717103295</text:p>
              </table:table-cell>
              <table:table-cell office:value-type="float" office:value="2.14392326453747">
                <text:p>2.1439232645374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48110717120065">
                <text:p>1548110717120065</text:p>
              </table:table-cell>
              <table:table-cell office:value-type="float" office:value="2.22710605096592">
                <text:p>2.2271060509659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548110717136862">
                <text:p>1548110717136862</text:p>
              </table:table-cell>
              <table:table-cell office:value-type="float" office:value="2.03526500024174">
                <text:p>2.0352650002417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48110717153595">
                <text:p>1548110717153595</text:p>
              </table:table-cell>
              <table:table-cell office:value-type="float" office:value="2.31267848869249">
                <text:p>2.3126784886924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48110717170353">
                <text:p>1548110717170353</text:p>
              </table:table-cell>
              <table:table-cell office:value-type="float" office:value="2.11758501795418">
                <text:p>2.1175850179541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48110717187174">
                <text:p>1548110717187174</text:p>
              </table:table-cell>
              <table:table-cell office:value-type="float" office:value="1.91857958347549">
                <text:p>1.9185795834754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48110717203942">
                <text:p>1548110717203942</text:p>
              </table:table-cell>
              <table:table-cell office:value-type="float" office:value="2.31142232744602">
                <text:p>2.3114223274460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48110717220727">
                <text:p>1548110717220727</text:p>
              </table:table-cell>
              <table:table-cell office:value-type="float" office:value="2.05867551111485">
                <text:p>2.0586755111148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48110717237498">
                <text:p>1548110717237498</text:p>
              </table:table-cell>
              <table:table-cell office:value-type="float" office:value="2.04418989374764">
                <text:p>2.0441898937476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